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81cm" fo:margin-left="0.118cm" fo:margin-right="15.801cm" table:align="margins"/>
    </style:style>
    <style:style style:name="Table1.A" style:family="table-column">
      <style:table-column-properties style:column-width="1.081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d69c" officeooo:paragraph-rsid="0003d69c"/>
    </style:style>
    <style:style style:name="P2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officeooo:paragraph-rsid="0004d09e" style:font-size-asian="20pt" style:font-size-complex="20pt"/>
    </style:style>
    <style:style style:name="P5" style:family="paragraph" style:parent-style-name="Standard">
      <style:text-properties fo:font-size="20pt" officeooo:paragraph-rsid="000678a2" fo:background-color="#ffff00" style:font-size-asian="20pt" style:font-size-complex="20pt"/>
    </style:style>
    <style:style style:name="P6" style:family="paragraph" style:parent-style-name="Standard">
      <style:text-properties fo:font-size="20pt" officeooo:rsid="0003d69c" officeooo:paragraph-rsid="000678a2" fo:background-color="#ffff00" style:font-size-asian="20pt" style:font-size-complex="20pt"/>
    </style:style>
    <style:style style:name="P7" style:family="paragraph" style:parent-style-name="Standard">
      <style:text-properties fo:font-size="20pt" officeooo:rsid="0003d69c" officeooo:paragraph-rsid="00072426" fo:background-color="#ffff00" style:font-size-asian="20pt" style:font-size-complex="20pt"/>
    </style:style>
    <style:style style:name="P8" style:family="paragraph" style:parent-style-name="Standard">
      <style:text-properties fo:font-size="20pt" officeooo:rsid="0002a911" officeooo:paragraph-rsid="000678a2" fo:background-color="#ffff00" style:font-size-asian="20pt" style:font-size-complex="20pt"/>
    </style:style>
    <style:style style:name="P9" style:family="paragraph" style:parent-style-name="Standard">
      <style:text-properties fo:font-size="20pt" officeooo:rsid="0003d69c" officeooo:paragraph-rsid="00072426" fo:background-color="transparent" style:font-size-asian="20pt" style:font-size-complex="20pt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font-size="18pt" officeooo:rsid="0003d69c" officeooo:paragraph-rsid="0003d69c" style:font-size-asian="18pt" style:font-size-complex="18pt"/>
    </style:style>
    <style:style style:name="P12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13" style:family="paragraph" style:parent-style-name="Standard">
      <style:text-properties fo:font-size="18pt" officeooo:rsid="0003d69c" officeooo:paragraph-rsid="000c0d81" fo:background-color="transparent" style:font-size-asian="18pt" style:font-size-complex="18pt"/>
    </style:style>
    <style:style style:name="P14" style:family="paragraph" style:parent-style-name="Standard">
      <style:text-properties fo:font-size="18pt" officeooo:rsid="0003d69c" officeooo:paragraph-rsid="000e9d21" fo:background-color="transparent" style:font-size-asian="18pt" style:font-size-complex="18pt"/>
    </style:style>
    <style:style style:name="P15" style:family="paragraph" style:parent-style-name="Standard">
      <style:text-properties fo:font-size="18pt" officeooo:rsid="0003d69c" officeooo:paragraph-rsid="0014706e" fo:background-color="transparent" style:font-size-asian="18pt" style:font-size-complex="18pt"/>
    </style:style>
    <style:style style:name="P16" style:family="paragraph" style:parent-style-name="Standard">
      <style:text-properties fo:font-size="18pt" officeooo:rsid="0003d69c" officeooo:paragraph-rsid="000fe052" fo:background-color="transparent" style:font-size-asian="18pt" style:font-size-complex="18pt"/>
    </style:style>
    <style:style style:name="P17" style:family="paragraph" style:parent-style-name="Standard">
      <style:text-properties fo:font-size="18pt" officeooo:rsid="0003d69c" officeooo:paragraph-rsid="0016d1f4" fo:background-color="transparent" style:font-size-asian="18pt" style:font-size-complex="18pt"/>
    </style:style>
    <style:style style:name="P18" style:family="paragraph" style:parent-style-name="Standard">
      <style:text-properties fo:font-size="18pt" officeooo:rsid="0003d69c" officeooo:paragraph-rsid="0019a5e7" fo:background-color="transparent" style:font-size-asian="18pt" style:font-size-complex="18pt"/>
    </style:style>
    <style:style style:name="P19" style:family="paragraph" style:parent-style-name="Standard">
      <style:text-properties fo:font-size="18pt" officeooo:rsid="0003d69c" officeooo:paragraph-rsid="00319eca" fo:background-color="transparent" style:font-size-asian="18pt" style:font-size-complex="18pt"/>
    </style:style>
    <style:style style:name="P20" style:family="paragraph" style:parent-style-name="Standard">
      <style:text-properties fo:font-size="18pt" officeooo:rsid="0003d69c" officeooo:paragraph-rsid="003831c7" fo:background-color="transparent" style:font-size-asian="18pt" style:font-size-complex="18pt"/>
    </style:style>
    <style:style style:name="P21" style:family="paragraph" style:parent-style-name="Standard">
      <style:text-properties fo:font-size="18pt" officeooo:rsid="0011c801" officeooo:paragraph-rsid="0011c801" fo:background-color="transparent" style:font-size-asian="18pt" style:font-size-complex="18pt"/>
    </style:style>
    <style:style style:name="P22" style:family="paragraph" style:parent-style-name="Standard">
      <style:text-properties fo:font-size="18pt" officeooo:rsid="0016d1f4" officeooo:paragraph-rsid="0016d1f4" fo:background-color="transparent" style:font-size-asian="18pt" style:font-size-complex="18pt"/>
    </style:style>
    <style:style style:name="P23" style:family="paragraph" style:parent-style-name="Standard">
      <style:text-properties fo:font-size="18pt" officeooo:rsid="0020cc3a" officeooo:paragraph-rsid="0020cc3a" fo:background-color="transparent" style:font-size-asian="18pt" style:font-size-complex="18pt"/>
    </style:style>
    <style:style style:name="P24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25" style:family="paragraph" style:parent-style-name="Standard">
      <style:text-properties fo:font-size="18pt" officeooo:rsid="0003d69c" officeooo:paragraph-rsid="000fe052" fo:background-color="#ffff00" style:font-size-asian="18pt" style:font-size-complex="18pt"/>
    </style:style>
    <style:style style:name="P26" style:family="paragraph" style:parent-style-name="Standard">
      <style:text-properties fo:font-size="18pt" officeooo:rsid="0003d69c" officeooo:paragraph-rsid="00319eca" fo:background-color="#ffff00" style:font-size-asian="18pt" style:font-size-complex="18pt"/>
    </style:style>
    <style:style style:name="P27" style:family="paragraph" style:parent-style-name="Standard">
      <style:text-properties fo:font-size="18pt" officeooo:rsid="0011c801" officeooo:paragraph-rsid="0011c801" fo:background-color="#ffff00" style:font-size-asian="18pt" style:font-size-complex="18pt"/>
    </style:style>
    <style:style style:name="P28" style:family="paragraph" style:parent-style-name="Standard">
      <style:text-properties fo:font-size="16pt" style:font-size-asian="16pt" style:font-size-complex="16pt"/>
    </style:style>
    <style:style style:name="P29" style:family="paragraph" style:parent-style-name="Standard">
      <style:text-properties fo:font-size="16pt" officeooo:rsid="0002a911" officeooo:paragraph-rsid="0002a911" style:font-size-asian="16pt" style:font-size-complex="16pt"/>
    </style:style>
    <style:style style:name="P30" style:family="paragraph" style:parent-style-name="Standard">
      <style:text-properties fo:font-size="8pt" officeooo:rsid="0003d69c" officeooo:paragraph-rsid="00072426" fo:background-color="transparent" style:font-size-asian="8pt" style:font-size-complex="8pt"/>
    </style:style>
    <style:style style:name="P31" style:family="paragraph" style:parent-style-name="Standard">
      <style:text-properties fo:font-size="8pt" officeooo:rsid="0003d69c" officeooo:paragraph-rsid="0031b331" fo:background-color="transparent" style:font-size-asian="8pt" style:font-size-complex="8pt"/>
    </style:style>
    <style:style style:name="P32" style:family="paragraph" style:parent-style-name="Standard">
      <style:text-properties fo:font-size="8pt" fo:font-weight="bold" officeooo:rsid="0003d69c" officeooo:paragraph-rsid="0031b331" fo:background-color="transparent" style:font-size-asian="8pt" style:font-weight-asian="bold" style:font-size-complex="8pt" style:font-weight-complex="bold"/>
    </style:style>
    <style:style style:name="P33" style:family="paragraph" style:parent-style-name="Standard">
      <style:text-properties officeooo:rsid="0031b331" officeooo:paragraph-rsid="0031b331"/>
    </style:style>
    <style:style style:name="P34" style:family="paragraph" style:parent-style-name="Table_20_Contents">
      <style:text-properties fo:font-size="16pt" style:font-size-asian="16pt" style:font-size-complex="16pt"/>
    </style:style>
    <style:style style:name="P35" style:family="paragraph" style:parent-style-name="Standard">
      <style:text-properties fo:font-size="20pt" style:font-size-asian="20pt" style:font-size-complex="20pt"/>
    </style:style>
    <style:style style:name="P36" style:family="paragraph" style:parent-style-name="Standard">
      <style:text-properties fo:font-size="20pt" officeooo:paragraph-rsid="003bd4c2" style:font-size-asian="20pt" style:font-size-complex="20pt"/>
    </style:style>
    <style:style style:name="P37" style:family="paragraph" style:parent-style-name="Standard">
      <style:text-properties fo:font-size="20pt" officeooo:rsid="003bd4c2" officeooo:paragraph-rsid="003bd4c2" fo:background-color="#ffff00" style:font-size-asian="20pt" style:font-size-complex="20pt"/>
    </style:style>
    <style:style style:name="P38" style:family="paragraph" style:parent-style-name="Standard">
      <style:text-properties fo:font-size="20pt" officeooo:paragraph-rsid="003bd4c2" fo:background-color="#ffff00" style:font-size-asian="20pt" style:font-size-complex="20pt"/>
    </style:style>
    <style:style style:name="P39" style:family="paragraph" style:parent-style-name="Standard">
      <style:text-properties fo:font-size="20pt" officeooo:paragraph-rsid="003f43ab" fo:background-color="#ffff00" style:font-size-asian="20pt" style:font-size-complex="20pt"/>
    </style:style>
    <style:style style:name="P40" style:family="paragraph" style:parent-style-name="Standard">
      <style:text-properties fo:font-size="18pt" style:font-size-asian="18pt" style:font-size-complex="18pt"/>
    </style:style>
    <style:style style:name="P41" style:family="paragraph" style:parent-style-name="Standard">
      <style:text-properties fo:font-size="18pt" officeooo:rsid="0003d69c" officeooo:paragraph-rsid="0003d69c" style:font-size-asian="18pt" style:font-size-complex="18pt"/>
    </style:style>
    <style:style style:name="P42" style:family="paragraph" style:parent-style-name="Standard">
      <style:text-properties fo:font-size="18pt" officeooo:paragraph-rsid="003f43ab" style:font-size-asian="18pt" style:font-size-complex="18pt"/>
    </style:style>
    <style:style style:name="P43" style:family="paragraph" style:parent-style-name="Standard">
      <style:text-properties fo:font-size="18pt" officeooo:rsid="0011c801" officeooo:paragraph-rsid="0011c801" fo:background-color="transparent" style:font-size-asian="18pt" style:font-size-complex="18pt"/>
    </style:style>
    <style:style style:name="P44" style:family="paragraph" style:parent-style-name="Standard">
      <style:text-properties fo:font-size="18pt" officeooo:rsid="0011c801" officeooo:paragraph-rsid="003c49ee" fo:background-color="transparent" style:font-size-asian="18pt" style:font-size-complex="18pt"/>
    </style:style>
    <style:style style:name="P45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46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47" style:family="paragraph" style:parent-style-name="Standard">
      <style:text-properties fo:font-size="18pt" officeooo:rsid="0003d69c" officeooo:paragraph-rsid="00319eca" fo:background-color="transparent" style:font-size-asian="18pt" style:font-size-complex="18pt"/>
    </style:style>
    <style:style style:name="P48" style:family="paragraph" style:parent-style-name="Standard">
      <style:text-properties fo:font-size="18pt" officeooo:rsid="0003d69c" officeooo:paragraph-rsid="003dfec7" fo:background-color="transparent" style:font-size-asian="18pt" style:font-size-complex="18pt"/>
    </style:style>
    <style:style style:name="P49" style:family="paragraph" style:parent-style-name="Standard">
      <style:text-properties fo:font-size="18pt" officeooo:paragraph-rsid="003f43ab" fo:background-color="transparent" style:font-size-asian="18pt" style:font-size-complex="18pt"/>
    </style:style>
    <style:style style:name="P50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51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52" style:family="paragraph" style:parent-style-name="Standard">
      <style:text-properties fo:font-size="18pt" officeooo:rsid="0003d69c" officeooo:paragraph-rsid="00319eca" fo:background-color="#ffff00" style:font-size-asian="18pt" style:font-size-complex="18pt"/>
    </style:style>
    <style:style style:name="P53" style:family="paragraph" style:parent-style-name="Standard">
      <style:text-properties style:font-name="Arial" fo:font-size="11pt" officeooo:paragraph-rsid="003f43ab" style:font-size-asian="11pt" style:font-name-complex="Arial1" style:font-size-complex="11pt"/>
    </style:style>
    <style:style style:name="P54" style:family="paragraph" style:parent-style-name="Standard">
      <style:text-properties style:font-name="Arial" fo:font-size="20pt" officeooo:paragraph-rsid="003bd4c2" style:font-size-asian="20pt" style:font-name-complex="Arial1" style:font-size-complex="20pt"/>
    </style:style>
    <style:style style:name="P55" style:family="paragraph" style:parent-style-name="Standard">
      <style:text-properties style:font-name="Arial" fo:font-size="20pt" officeooo:paragraph-rsid="003f43ab" fo:background-color="#ffff00" style:font-size-asian="20pt" style:font-name-complex="Arial1" style:font-size-complex="20pt"/>
    </style:style>
    <style:style style:name="P56" style:family="paragraph" style:parent-style-name="Standard">
      <style:text-properties style:font-name="Arial" fo:font-size="18pt" officeooo:paragraph-rsid="003f43ab" style:font-size-asian="18pt" style:font-name-complex="Arial1" style:font-size-complex="18pt"/>
    </style:style>
    <style:style style:name="P57" style:family="paragraph" style:parent-style-name="Standard">
      <style:text-properties style:font-name="Arial" fo:font-size="18pt" officeooo:paragraph-rsid="003f43ab" fo:background-color="transparent" style:font-size-asian="18pt" style:font-name-complex="Arial1" style:font-size-complex="18pt"/>
    </style:style>
    <style:style style:name="P58" style:family="paragraph" style:parent-style-name="Standard">
      <style:text-properties fo:font-size="15pt" style:font-size-asian="15pt" style:font-size-complex="15pt"/>
    </style:style>
    <style:style style:name="P59" style:family="paragraph" style:parent-style-name="Standard">
      <style:text-properties officeooo:paragraph-rsid="003f43ab"/>
    </style:style>
    <style:style style:name="P60" style:family="paragraph" style:parent-style-name="Standard">
      <style:paragraph-properties fo:text-align="justify" style:justify-single-word="false"/>
      <style:text-properties fo:font-size="8pt" officeooo:rsid="0003d69c" officeooo:paragraph-rsid="0031b331" fo:background-color="transparent" style:font-size-asian="8pt" style:font-size-complex="8pt"/>
    </style:style>
    <style:style style:name="P61" style:family="paragraph" style:parent-style-name="Standard">
      <style:text-properties fo:font-size="8pt" officeooo:rsid="0003d69c" officeooo:paragraph-rsid="0031b331" fo:background-color="transparent" style:font-size-asian="8pt" style:font-size-complex="8pt"/>
    </style:style>
    <style:style style:name="P62" style:family="paragraph" style:parent-style-name="Standard">
      <style:text-properties fo:font-size="8pt" fo:font-weight="bold" officeooo:rsid="0003d69c" officeooo:paragraph-rsid="0031b331" fo:background-color="transparent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officeooo:rsid="0003d69c" officeooo:paragraph-rsid="00072426" fo:background-color="transparent" style:font-size-asian="14pt" style:font-size-complex="14pt"/>
    </style:style>
    <style:style style:name="P64" style:family="paragraph" style:parent-style-name="Standard">
      <style:text-properties fo:font-size="14pt" officeooo:rsid="0003d69c" officeooo:paragraph-rsid="00072426" fo:background-color="transparent" style:font-size-asian="14pt" style:font-size-complex="14pt"/>
    </style:style>
    <style:style style:name="P65" style:family="paragraph" style:parent-style-name="Standard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style:font-name="Arial" fo:font-size="18pt" officeooo:paragraph-rsid="003f43ab" fo:background-color="transparent" style:font-size-asian="18pt" style:font-name-complex="Arial1" style:font-size-complex="18pt"/>
    </style:style>
    <style:style style:name="P66" style:family="paragraph" style:parent-style-name="Standard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font-size="18pt" officeooo:rsid="0003d69c" officeooo:paragraph-rsid="003f43ab" fo:background-color="transparent" style:font-size-asian="18pt" style:font-size-complex="18pt"/>
    </style:style>
    <style:style style:name="P67" style:family="paragraph" style:parent-style-name="Standard">
      <style:paragraph-properties fo:margin-left="0.635cm" fo:margin-right="0cm" fo:text-indent="0cm" style:auto-text-indent="false"/>
      <style:text-properties style:font-name="Arial" fo:font-size="20pt" officeooo:paragraph-rsid="003f43ab" fo:background-color="#ffff00" style:font-size-asian="20pt" style:font-name-complex="Arial1" style:font-size-complex="20pt"/>
    </style:style>
    <style:style style:name="T1" style:family="text">
      <style:text-properties officeooo:rsid="0002a911"/>
    </style:style>
    <style:style style:name="T2" style:family="text">
      <style:text-properties officeooo:rsid="000b087d"/>
    </style:style>
    <style:style style:name="T3" style:family="text">
      <style:text-properties officeooo:rsid="000cfae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fe052"/>
    </style:style>
    <style:style style:name="T6" style:family="text">
      <style:text-properties officeooo:rsid="0013e66c"/>
    </style:style>
    <style:style style:name="T7" style:family="text">
      <style:text-properties officeooo:rsid="0015317e"/>
    </style:style>
    <style:style style:name="T8" style:family="text">
      <style:text-properties officeooo:rsid="0019a5e7"/>
    </style:style>
    <style:style style:name="T9" style:family="text">
      <style:text-properties officeooo:rsid="0024ac49"/>
    </style:style>
    <style:style style:name="T10" style:family="text">
      <style:text-properties officeooo:rsid="002fcb5d"/>
    </style:style>
    <style:style style:name="T11" style:family="text">
      <style:text-properties officeooo:rsid="0031b331"/>
    </style:style>
    <style:style style:name="T12" style:family="text">
      <style:text-properties officeooo:rsid="00345594"/>
    </style:style>
    <style:style style:name="T13" style:family="text">
      <style:text-properties style:font-name="Arial" fo:font-size="11pt" style:font-size-asian="11pt" style:font-name-complex="Arial1" style:font-size-complex="11pt"/>
    </style:style>
    <style:style style:name="T14" style:family="text">
      <style:text-properties style:font-name="Arial" fo:font-size="11pt" officeooo:rsid="003f43ab" style:font-size-asian="11pt" style:font-name-complex="Arial1" style:font-size-complex="11pt"/>
    </style:style>
    <style:style style:name="T15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6" style:family="text">
      <style:text-properties style:font-name="Arial" fo:font-size="11pt" fo:font-weight="bold" officeooo:rsid="003f43ab" style:font-size-asian="11pt" style:font-weight-asian="bold" style:font-name-complex="Arial1" style:font-size-complex="11pt"/>
    </style:style>
    <style:style style:name="T1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18" style:family="text">
      <style:text-properties style:font-name="Arial" style:font-name-complex="Arial1"/>
    </style:style>
    <style:style style:name="T19" style:family="text">
      <style:text-properties style:font-name="Arial" officeooo:rsid="003f43ab" style:font-name-complex="Arial1"/>
    </style:style>
    <style:style style:name="T20" style:family="text">
      <style:text-properties style:font-name="Arial" fo:font-weight="bold" style:font-weight-asian="bold" style:font-name-complex="Arial1"/>
    </style:style>
    <style:style style:name="T21" style:family="text">
      <style:text-properties style:font-name="Arial" fo:font-weight="bold" officeooo:rsid="003f43ab" style:font-weight-asian="bold" style:font-name-complex="Arial1"/>
    </style:style>
    <style:style style:name="T22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23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4" style:family="text">
      <style:text-properties style:font-name="Arial" fo:font-size="14pt" fo:font-weight="bold" fo:background-color="#ffff00" loext:char-shading-value="0" style:font-size-asian="14pt" style:font-weight-asian="bold" style:font-name-complex="Arial1" style:font-size-complex="14pt"/>
    </style:style>
    <style:style style:name="T25" style:family="text">
      <style:text-properties style:font-name="Arial" fo:font-size="14pt" fo:font-weight="bold" fo:background-color="#ffff00" loext:char-shading-value="0" style:font-size-asian="14pt" style:font-weight-asian="bold" style:font-name-complex="Arial1" style:font-size-complex="14pt"/>
    </style:style>
    <style:style style:name="T26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27" style:family="text">
      <style:text-properties style:font-name="Arial"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name-complex="Arial1" style:font-size-complex="14pt"/>
    </style:style>
    <style:style style:name="T28" style:family="text">
      <style:text-properties style:font-name="Arial"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name-complex="Arial1" style:font-size-complex="14pt"/>
    </style:style>
    <style:style style:name="T29" style:family="text">
      <style:text-properties style:font-name="Arial" fo:font-size="20pt" fo:font-weight="bold" fo:background-color="#ffff00" loext:char-shading-value="0" style:font-size-asian="20pt" style:font-weight-asian="bold" style:font-name-complex="Arial1" style:font-size-complex="20pt"/>
    </style:style>
    <style:style style:name="T30" style:family="text">
      <style:text-properties style:font-name="Arial" fo:font-size="20pt" style:text-underline-style="solid" style:text-underline-width="auto" style:text-underline-color="font-color" fo:font-weight="bold" fo:background-color="#ffff00" loext:char-shading-value="0" style:font-size-asian="20pt" style:font-weight-asian="bold" style:font-name-complex="Arial1" style:font-size-complex="20pt"/>
    </style:style>
    <style:style style:name="T31" style:family="text">
      <style:text-properties officeooo:rsid="003d46e7"/>
    </style:style>
    <style:style style:name="T32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*******************************************</text:p>
      <text:p text:style-name="P2">Subject: Advanced Database Concepts</text:p>
      <text:p text:style-name="P2">Assignment 1: RDBMS Concepts using <text:tab/><text:tab/><text:tab/><text:tab/><text:tab/>MySQL</text:p>
      <text:p text:style-name="Standard">********************************************************************************</text:p>
      <text:p text:style-name="P3">(1)Student- Competition database</text:p>
      <text:p text:style-name="P3">Consider the following database maintained by a school to record the details of all the</text:p>
      <text:p text:style-name="P3">competitions organized by the school every year. The school maintains information about</text:p>
      <text:p text:style-name="P3">students as well as</text:p>
      <text:p text:style-name="P4">competitions. Competition type can be like ‘academics’ or ‘sports’etc.</text:p>
      <text:p text:style-name="P4"/>
      <text:p text:style-name="P4"><text:s/>Following are the tables</text:p>
      <text:p text:style-name="P3">1. Student (sreg_no int , name char(30), class char(10))</text:p>
      <text:p text:style-name="P3">2. Competition(c_no int , name char(20), type char(15))</text:p>
      <text:p text:style-name="P3">The relationship is as follows .</text:p>
      <text:p text:style-name="P3">Student-competition : M-M with described attributes rank and year.</text:p>
      <text:p text:style-name="P3"/>
      <text:p text:style-name="P3"/>
      <text:p text:style-name="P37">Solution :</text:p>
      <text:p text:style-name="P3"/>
      <text:p text:style-name="P36"><text:span text:style-name="T18">mysql&gt; create table student(sreg_no int primary key,name char(30),class char(10));</text:span></text:p>
      <text:p text:style-name="P36"><text:span text:style-name="T18">Query OK, 0 rows affected (0.05 sec)</text:span></text:p>
      <text:p text:style-name="P3"/>
      <text:p text:style-name="P10">mysql&gt; desc student</text:p>
      <text:p text:style-name="P10"><text:s text:c="4"/>-&gt; ;</text:p>
      <text:p text:style-name="P10">+---------+----------+------+-----+---------+-------+</text:p>
      <text:p text:style-name="P10"><text:soft-page-break/>| Field <text:s text:c="2"/>| Type <text:s text:c="4"/>| Null | Key | Default | Extra |</text:p>
      <text:p text:style-name="P10">+---------+----------+------+-----+---------+-------+</text:p>
      <text:p text:style-name="P10">| sreg_no | int <text:s text:c="5"/>| NO <text:s text:c="2"/>| PRI | NULL <text:s text:c="3"/>| <text:s text:c="6"/>|</text:p>
      <text:p text:style-name="P10">| name <text:s text:c="3"/>| char(30) | YES <text:s/>| <text:s text:c="4"/>| NULL <text:s text:c="3"/>| <text:s text:c="6"/>|</text:p>
      <text:p text:style-name="P10">| class <text:s text:c="2"/>| char(10) | YES <text:s/>| <text:s text:c="4"/>| NULL <text:s text:c="3"/>| <text:s text:c="6"/>|</text:p>
      <text:p text:style-name="P10">+---------+----------+------+-----+---------+-------+</text:p>
      <text:p text:style-name="P10">3 rows in set (0.01 sec)</text:p>
      <text:p text:style-name="P10"/>
      <text:p text:style-name="P36"><text:span text:style-name="T18">mysql&gt; create table comp(c_no int primary key,cname char(20),type char(15));</text:span></text:p>
      <text:p text:style-name="P36"><text:span text:style-name="T18">Query OK, 0 rows affected (0.05 sec)</text:span></text:p>
      <text:p text:style-name="P54"/>
      <text:p text:style-name="P10">mysql&gt; desc compitition;</text:p>
      <text:p text:style-name="P10">+-------+----------+------+-----+---------+-------+</text:p>
      <text:p text:style-name="P10">| Field | Type <text:s text:c="4"/>| Null | Key | Default | Extra |</text:p>
      <text:p text:style-name="P10">+-------+----------+------+-----+---------+-------+</text:p>
      <text:p text:style-name="P10">| c_no <text:s/>| int <text:s text:c="5"/>| NO <text:s text:c="2"/>| PRI | NULL <text:s text:c="3"/>| <text:s text:c="6"/>|</text:p>
      <text:p text:style-name="P10">| name <text:s/>| char(20) | YES <text:s/>| <text:s text:c="4"/>| NULL <text:s text:c="3"/>| <text:s text:c="6"/>|</text:p>
      <text:p text:style-name="P10">| type <text:s/>| char(15) | YES <text:s/>| <text:s text:c="4"/>| NULL <text:s text:c="3"/>| <text:s text:c="6"/>|</text:p>
      <text:p text:style-name="P10">+-------+----------+------+-----+---------+-------+</text:p>
      <text:p text:style-name="P10">3 rows in set (0.01 sec)</text:p>
      <text:p text:style-name="P10"/>
      <text:p text:style-name="P3">create table stud_comp ( scno int primary key, sreg_no int, c_no int, crank int, year year, foreign key(sreg_no) references student(sreg_no) on delete restrict on update cascade, foreign key(c_no) references compitition (c_no) on delete</text:p>
      <text:p text:style-name="P3">restrict on update cascade);</text:p>
      <text:p text:style-name="P3">Query OK, 0 rows affected (4.46 sec)</text:p>
      <text:p text:style-name="P3"/>
      <text:p text:style-name="P10">mysql&gt; desc stud_comp;</text:p>
      <text:p text:style-name="P10">+---------+------+------+-----+---------+-------+</text:p>
      <text:p text:style-name="P10">| Field <text:s text:c="2"/>| Type | Null | Key | Default | Extra |</text:p>
      <text:p text:style-name="P10"><text:soft-page-break/>+---------+------+------+-----+---------+-------+</text:p>
      <text:p text:style-name="P10">| scno <text:s text:c="3"/>| int <text:s/>| NO <text:s text:c="2"/>| PRI | NULL <text:s text:c="3"/>| <text:s text:c="6"/>|</text:p>
      <text:p text:style-name="P10">| sreg_no | int <text:s/>| YES <text:s/>| MUL | NULL <text:s text:c="3"/>| <text:s text:c="6"/>|</text:p>
      <text:p text:style-name="P10">| c_no <text:s text:c="3"/>| int <text:s/>| YES <text:s/>| MUL | NULL <text:s text:c="3"/>| <text:s text:c="6"/>|</text:p>
      <text:p text:style-name="P10">| crank <text:s text:c="2"/>| int <text:s/>| YES <text:s/>| <text:s text:c="4"/>| NULL <text:s text:c="3"/>| <text:s text:c="6"/>|</text:p>
      <text:p text:style-name="P10">| year <text:s text:c="3"/>| year | YES <text:s/>| <text:s text:c="4"/>| NULL <text:s text:c="3"/>| <text:s text:c="6"/>|</text:p>
      <text:p text:style-name="P10">+---------+------+------+-----+---------+-------+</text:p>
      <text:p text:style-name="P10">5 rows in set (0.01 sec)</text:p>
      <text:p text:style-name="P10"/>
      <text:p text:style-name="P58">mysql&gt; select * from student ;</text:p>
      <text:p text:style-name="P58">+---------+------+-------+</text:p>
      <text:p text:style-name="P58">| sreg_no | name | class |</text:p>
      <text:p text:style-name="P58">+---------+------+-------+</text:p>
      <text:p text:style-name="P58">| <text:s text:c="6"/>1 | abc <text:s/>| fybcs |</text:p>
      <text:p text:style-name="P58">| <text:s text:c="6"/>2 | def <text:s/>| sybcs |</text:p>
      <text:p text:style-name="P58">| <text:s text:c="6"/>3 | ghi <text:s/>| tybcs |</text:p>
      <text:p text:style-name="P58">| <text:s text:c="6"/>4 | jkl <text:s/>| tybsc |</text:p>
      <text:p text:style-name="P58">| <text:s text:c="6"/>5 | mno <text:s/>| fybsc |</text:p>
      <text:p text:style-name="P58">+---------+------+-------+</text:p>
      <text:p text:style-name="P58">5 rows in set (0.00 sec)</text:p>
      <text:p text:style-name="P58"/>
      <text:p text:style-name="P58">mysql&gt; select * from compitition;</text:p>
      <text:p text:style-name="P58">+------+-------------+-----------+</text:p>
      <text:p text:style-name="P58">| c_no | name <text:s text:c="7"/>| type <text:s text:c="5"/>|</text:p>
      <text:p text:style-name="P58">+------+-------------+-----------+</text:p>
      <text:p text:style-name="P58">| <text:s/>101 | drawing <text:s text:c="4"/>| arts <text:s text:c="5"/>|</text:p>
      <text:p text:style-name="P58">| <text:s/>102 | craft <text:s text:c="6"/>| arts <text:s text:c="5"/>|</text:p>
      <text:p text:style-name="P58">| <text:s/>103 | running <text:s text:c="4"/>| sports <text:s text:c="3"/>|</text:p>
      <text:p text:style-name="P58">| <text:s/>104 | swimming <text:s text:c="3"/>| sports <text:s text:c="3"/>|</text:p>
      <text:p text:style-name="P58">| <text:s/>105 | long jump <text:s text:c="2"/>| sports <text:s text:c="3"/>|</text:p>
      <text:p text:style-name="P58">| <text:s/>106 | maths quiz <text:s/>| academics |</text:p>
      <text:p text:style-name="P58">| <text:s/>107 | programming | academics |</text:p>
      <text:p text:style-name="P58">+------+-------------+-----------+</text:p>
      <text:p text:style-name="P58">7 rows in set (0.01 sec)</text:p>
      <text:p text:style-name="P58"/>
      <text:p text:style-name="P58">mysql&gt; select * from stud_comp;</text:p>
      <text:p text:style-name="P58">+------+---------+------+-------+------+</text:p>
      <text:p text:style-name="P58">| scno | sreg_no | c_no | crank | year |</text:p>
      <text:p text:style-name="P58">+------+---------+------+-------+------+</text:p>
      <text:p text:style-name="P58">| 1001 | <text:s text:c="6"/>1 | <text:s/>101 | <text:s text:c="4"/>1 | 2006 |</text:p>
      <text:p text:style-name="P58"><text:soft-page-break/>| 1002 | <text:s text:c="6"/>1 | <text:s/>102 | <text:s text:c="4"/>1 | 2007 |</text:p>
      <text:p text:style-name="P58">| 1003 | <text:s text:c="6"/>1 | <text:s/>103 | <text:s text:c="4"/>2 | 2010 |</text:p>
      <text:p text:style-name="P58">| 1004 | <text:s text:c="6"/>2 | <text:s/>103 | <text:s text:c="4"/>1 | 2011 |</text:p>
      <text:p text:style-name="P58">| 1005 | <text:s text:c="6"/>2 | <text:s/>104 | <text:s text:c="4"/>2 | 2012 |</text:p>
      <text:p text:style-name="P58">| 1006 | <text:s text:c="6"/>3 | <text:s/>104 | <text:s text:c="4"/>1 | 2013 |</text:p>
      <text:p text:style-name="P58">| 1007 | <text:s text:c="6"/>4 | <text:s/>105 | <text:s text:c="4"/>2 | 2011 |</text:p>
      <text:p text:style-name="P58">| 1008 | <text:s text:c="6"/>4 | <text:s/>103 | <text:s text:c="4"/>1 | 2010 |</text:p>
      <text:p text:style-name="P58">| 1009 | <text:s text:c="6"/>5 | <text:s/>104 | <text:s text:c="4"/>1 | 2011 |</text:p>
      <text:p text:style-name="P58">| 1010 | <text:s text:c="6"/>5 | <text:s/>105 | <text:s text:c="4"/>1 | 2012 |</text:p>
      <text:p text:style-name="P58">| 1011 | <text:s text:c="6"/>5 | <text:s/>107 | <text:s text:c="4"/>1 | 2011 |</text:p>
      <text:p text:style-name="P58">| 1012 | <text:s text:c="6"/>5 | <text:s/>103 | <text:s text:c="4"/>1 | 2005 |</text:p>
      <text:p text:style-name="P58">| 1013 | <text:s text:c="6"/>3 | <text:s/>103 | <text:s text:c="4"/>1 | 2005 |</text:p>
      <text:p text:style-name="P58">| 1014 | <text:s text:c="6"/>4 | <text:s/>101 | <text:s text:c="4"/>3 | 2011 |</text:p>
      <text:p text:style-name="P58">| 1015 | <text:s text:c="6"/>4 | <text:s/>102 | <text:s text:c="4"/>1 | 2020 |</text:p>
      <text:p text:style-name="P58">| 1016 | <text:s text:c="6"/>3 | <text:s/>107 | <text:s text:c="4"/>3 | 2015 |</text:p>
      <text:p text:style-name="P58">| 1017 | <text:s text:c="6"/>3 | <text:s/>101 | <text:s text:c="4"/>1 | 2015 |</text:p>
      <text:p text:style-name="P58">+------+---------+------+-------+------+</text:p>
      <text:p text:style-name="P58">17 rows in set (0.01 sec)</text:p>
      <text:p text:style-name="P58"/>
      <text:p text:style-name="P38">(<text:span text:style-name="T2">A</text:span>) Queries:</text:p>
      <text:p text:style-name="Standard"/>
      <text:p text:style-name="P8">1. List out all the competitions held in the school.</text:p>
      <text:p text:style-name="P8"/>
      <text:p text:style-name="P29">mysql&gt; select distinct name from compitition;</text:p>
      <text:p text:style-name="P29">+-------------+</text:p>
      <text:p text:style-name="P29">| name <text:s text:c="7"/>|</text:p>
      <text:p text:style-name="P29">+-------------+</text:p>
      <text:p text:style-name="P29">| drawing <text:s text:c="4"/>|</text:p>
      <text:p text:style-name="P29">| craft <text:s text:c="6"/>|</text:p>
      <text:p text:style-name="P29">| running <text:s text:c="4"/>|</text:p>
      <text:p text:style-name="P29">| swimming <text:s text:c="3"/>|</text:p>
      <text:p text:style-name="P29">| long jump <text:s text:c="2"/>|</text:p>
      <text:p text:style-name="P29">| maths quiz <text:s/>|</text:p>
      <text:p text:style-name="P29">| programming |</text:p>
      <text:p text:style-name="P29">+-------------+</text:p>
      <text:p text:style-name="P29">7 rows in set (0.00 sec)</text:p>
      <text:p text:style-name="P29"/>
      <text:p text:style-name="P5">2. List the names of all the students who have secured 1st rank in running race from 1995 to <text:span text:style-name="T1">2005.</text:span></text:p>
      <text:p text:style-name="P5"><text:soft-page-break/></text:p>
      <text:p text:style-name="P28">mysql&gt; select student.name from student ,stud_comp,compitition where compitition.name='running' and year &gt;=1995 and year &lt;=2005 and stud_comp.crank=1 and student.sreg_no=stud_comp.sreg_no and compitition.c_no=stud_comp.c_no;</text:p>
      <text:p text:style-name="P28">+------+</text:p>
      <text:p text:style-name="P28">| name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34"/>
            </table:table-cell>
          </table:table-row>
        </table:table-header-rows>
      </table:table>
      <text:p text:style-name="P28"/>
      <text:p text:style-name="P28">| mno <text:s/>|</text:p>
      <text:p text:style-name="P28">+------+</text:p>
      <text:p text:style-name="P28">1 row in set (0.00 sec)</text:p>
      <text:p text:style-name="Standard"/>
      <text:p text:style-name="Standard"/>
      <text:p text:style-name="Standard"/>
      <text:p text:style-name="P6">3. Give the name of a student who has won maximum number of competitions.</text:p>
      <text:p text:style-name="P1"/>
      <text:p text:style-name="P11">mysql&gt; <text:s/>select name from stud_comp inner join student on stud_comp.sreg_no=student.sreg_no group by stud_comp.sreg_no order by count(*)desc limit 1;</text:p>
      <text:p text:style-name="P11">+------+</text:p>
      <text:p text:style-name="P11">| name |</text:p>
      <text:p text:style-name="P11">+------+</text:p>
      <text:p text:style-name="P11">| mno <text:s/>|</text:p>
      <text:p text:style-name="P11">+------+</text:p>
      <text:p text:style-name="P11">1 row in set (0.05 sec)</text:p>
      <text:p text:style-name="P11"/>
      <text:p text:style-name="P1"/>
      <text:p text:style-name="P7">4. Find out the total number of competitions organized in the school for competition type 'sports'.</text:p>
      <text:p text:style-name="P7"/>
      <text:p text:style-name="P11">mysql&gt; select count(*) from compitition where type='sports';</text:p>
      <text:p text:style-name="P11">+----------+</text:p>
      <text:p text:style-name="P11">| count(*) |</text:p>
      <text:p text:style-name="P11">+----------+</text:p>
      <text:p text:style-name="P11">| <text:s text:c="7"/>3 |</text:p>
      <text:p text:style-name="P11"><text:soft-page-break/>+----------+</text:p>
      <text:p text:style-name="P11">1 row in set (0.00 sec)</text:p>
      <text:p text:style-name="P1"/>
      <text:p text:style-name="P7">5. Find out the details of students participating in different competitions.</text:p>
      <text:p text:style-name="P9"/>
      <text:p text:style-name="P12">mysql&gt; select distinct student.name, compitition.name, stud_comp.crank from student , compitition , stud_comp where student.sreg_no = stud_comp.sreg_no and compitition.c_no = stud_comp.c_no;</text:p>
      <text:p text:style-name="P12">+------+-------------+-------+</text:p>
      <text:p text:style-name="P12">| name | name <text:s text:c="7"/>| crank |</text:p>
      <text:p text:style-name="P12">+------+-------------+-------+</text:p>
      <text:p text:style-name="P12">| abc <text:s/>| drawing <text:s text:c="4"/>| <text:s text:c="4"/>1 |</text:p>
      <text:p text:style-name="P12">| abc <text:s/>| craft <text:s text:c="6"/>| <text:s text:c="4"/>1 |</text:p>
      <text:p text:style-name="P12">| abc <text:s/>| running <text:s text:c="4"/>| <text:s text:c="4"/>2 |</text:p>
      <text:p text:style-name="P12">| def <text:s/>| running <text:s text:c="4"/>| <text:s text:c="4"/>1 |</text:p>
      <text:p text:style-name="P12">| def <text:s/>| swimming <text:s text:c="3"/>| <text:s text:c="4"/>2 |</text:p>
      <text:p text:style-name="P12">| ghi <text:s/>| running <text:s text:c="4"/>| <text:s text:c="4"/>1 |</text:p>
      <text:p text:style-name="P12">| ghi <text:s/>| swimming <text:s text:c="3"/>| <text:s text:c="4"/>1 |</text:p>
      <text:p text:style-name="P12">| jkl <text:s/>| running <text:s text:c="4"/>| <text:s text:c="4"/>1 |</text:p>
      <text:p text:style-name="P12">| jkl <text:s/>| long jump <text:s text:c="2"/>| <text:s text:c="4"/>2 |</text:p>
      <text:p text:style-name="P12">| mno <text:s/>| running <text:s text:c="4"/>| <text:s text:c="4"/>1 |</text:p>
      <text:p text:style-name="P12">| mno <text:s/>| swimming <text:s text:c="3"/>| <text:s text:c="4"/>1 |</text:p>
      <text:p text:style-name="P12">| mno <text:s/>| long jump <text:s text:c="2"/>| <text:s text:c="4"/>1 |</text:p>
      <text:p text:style-name="P12">| mno <text:s/>| programming | <text:s text:c="4"/>1 |</text:p>
      <text:p text:style-name="P12">+------+-------------+-------+</text:p>
      <text:p text:style-name="P12">13 rows in set (0.00 sec)</text:p>
      <text:p text:style-name="P12"/>
      <text:p text:style-name="P24">(<text:span text:style-name="T2">B</text:span>) Stored Procedures:</text:p>
      <text:p text:style-name="P24"/>
      <text:p text:style-name="P24">a) Write a procedure to count the no of competitions which come under the type 'sports' and no of competitions which come under the type 'academics'.</text:p>
      <text:p text:style-name="P24"/>
      <text:p text:style-name="P12"><text:soft-page-break/>*</text:p>
      <text:p text:style-name="P12">mysql&gt; Delimiter //</text:p>
      <text:p text:style-name="P12">mysql&gt; create procedure displayCount(out sports int, out acad int)</text:p>
      <text:p text:style-name="P12"><text:s text:c="4"/>-&gt; begin</text:p>
      <text:p text:style-name="P12"><text:s text:c="4"/>-&gt; select count(*) into sports from compitition where type = 'sports';</text:p>
      <text:p text:style-name="P12"><text:s text:c="4"/>-&gt; select count(*) into acad from compitition where type = 'academics';</text:p>
      <text:p text:style-name="P12"><text:s text:c="4"/>-&gt; End</text:p>
      <text:p text:style-name="P12"><text:s text:c="4"/>-&gt; //</text:p>
      <text:p text:style-name="P12">Query OK, 0 rows affected (0.20 sec)</text:p>
      <text:p text:style-name="P12">*</text:p>
      <text:p text:style-name="P12">mysql&gt; delimiter ;</text:p>
      <text:p text:style-name="P13">*</text:p>
      <text:p text:style-name="P13">mysql&gt; call displayCount(@sports,@academics);</text:p>
      <text:p text:style-name="P12">Query OK, 1 row affected (0.00 sec)</text:p>
      <text:p text:style-name="P12">*</text:p>
      <text:p text:style-name="P12">mysql&gt; select @sports;</text:p>
      <text:p text:style-name="P12">+---------+</text:p>
      <text:p text:style-name="P12">| @sports |</text:p>
      <text:p text:style-name="P12">+---------+</text:p>
      <text:p text:style-name="P12">| <text:s text:c="6"/>3 |</text:p>
      <text:p text:style-name="P12">+---------+</text:p>
      <text:p text:style-name="P12">1 row in set (0.00 sec)</text:p>
      <text:p text:style-name="P12"/>
      <text:p text:style-name="P12"/>
      <text:p text:style-name="P12">mysql&gt; select @academics;</text:p>
      <text:p text:style-name="P12">+------------+</text:p>
      <text:p text:style-name="P12">| @academics |</text:p>
      <text:p text:style-name="P12">+------------+</text:p>
      <text:p text:style-name="P12">| <text:s text:c="9"/>2 |</text:p>
      <text:p text:style-name="P12">+------------+</text:p>
      <text:p text:style-name="P12">1 row in set (0.00 sec)</text:p>
      <text:p text:style-name="P12"/>
      <text:p text:style-name="P24"><text:soft-page-break/>b) Write a stored procedure which accepts year as input and gives a list of all competitions held in</text:p>
      <text:p text:style-name="P24">that year.</text:p>
      <text:p text:style-name="P24"/>
      <text:p text:style-name="P12">mysql&gt; delimiter //</text:p>
      <text:p text:style-name="P12">mysql&gt; create procedure compName (y year)</text:p>
      <text:p text:style-name="P12"><text:s text:c="4"/>-&gt; begin</text:p>
      <text:p text:style-name="P12"><text:s text:c="4"/>-&gt; select compitition.name from compitition , stud_comp where compitition.c_no = stud_comp.c_no and year =y;</text:p>
      <text:p text:style-name="P12"><text:s text:c="4"/>-&gt; end</text:p>
      <text:p text:style-name="P12"><text:s text:c="4"/>-&gt; //</text:p>
      <text:p text:style-name="P12">Query OK, 0 rows affected (0.12 sec)</text:p>
      <text:p text:style-name="P12"/>
      <text:p text:style-name="P12">mysql&gt; delimiter ;</text:p>
      <text:p text:style-name="P12">mysql&gt; call compName(2012);</text:p>
      <text:p text:style-name="P12">+-----------+</text:p>
      <text:p text:style-name="P12">| name <text:s text:c="5"/>|</text:p>
      <text:p text:style-name="P12">+-----------+</text:p>
      <text:p text:style-name="P12">| swimming <text:s/>|</text:p>
      <text:p text:style-name="P12">| long jump |</text:p>
      <text:p text:style-name="P12">+-----------+</text:p>
      <text:p text:style-name="P12">2 rows in set (0.00 sec)</text:p>
      <text:p text:style-name="P12"/>
      <text:p text:style-name="P12"/>
      <text:p text:style-name="P12"/>
      <text:p text:style-name="P12"/>
      <text:p text:style-name="P12"/>
      <text:p text:style-name="P24">(<text:span text:style-name="T3">C</text:span>) Stored Functions:</text:p>
      <text:p text:style-name="P24"/>
      <text:p text:style-name="P24">a) Write a function which accepts a competition type and returns the total no of competitions held under that type.</text:p>
      <text:p text:style-name="P24"/>
      <text:p text:style-name="P14">mysql&gt; delimiter //</text:p>
      <text:p text:style-name="P12">mysql&gt; create function comp(t varchar(20)) returns int</text:p>
      <text:p text:style-name="P12"><text:s text:c="4"/>-&gt; <text:s text:c="5"/>deterministic</text:p>
      <text:p text:style-name="P12"><text:soft-page-break/><text:s text:c="4"/>-&gt; <text:s text:c="5"/>begin </text:p>
      <text:p text:style-name="P12"><text:s text:c="4"/>-&gt; <text:s text:c="5"/>declare c int;</text:p>
      <text:p text:style-name="P12"><text:s text:c="4"/>-&gt; <text:s text:c="5"/>select count(name) into c from compitition where type = t;</text:p>
      <text:p text:style-name="P12"><text:s text:c="4"/>-&gt; <text:s text:c="5"/>return c;</text:p>
      <text:p text:style-name="P12"><text:s text:c="4"/>-&gt; <text:s text:c="5"/>end</text:p>
      <text:p text:style-name="P12"><text:s text:c="4"/>-&gt; <text:s text:c="5"/>//</text:p>
      <text:p text:style-name="P12">Query OK, 0 rows affected (0.11 sec)</text:p>
      <text:p text:style-name="P12"/>
      <text:p text:style-name="P12">mysql&gt; select comp('sports');</text:p>
      <text:p text:style-name="P12">+----------------+</text:p>
      <text:p text:style-name="P12">| comp('sports') |</text:p>
      <text:p text:style-name="P12">+----------------+</text:p>
      <text:p text:style-name="P12">| <text:s text:c="13"/>3 |</text:p>
      <text:p text:style-name="P12">+----------------+</text:p>
      <text:p text:style-name="P12">1 row in set (0.00 sec)</text:p>
      <text:p text:style-name="P12"><text:s/></text:p>
      <text:p text:style-name="P24">b) Write a function which accepts a name of students and returns the total no of prizes won by that</text:p>
      <text:p text:style-name="P24">student in the year 2001.</text:p>
      <text:p text:style-name="P24"/>
      <text:p text:style-name="P12">mysql&gt; \! vi f1</text:p>
      <text:p text:style-name="P12">delimiter //</text:p>
      <text:p text:style-name="P12">create function stud_name(sname varchar(20)) returns int</text:p>
      <text:p text:style-name="P12">deterministic</text:p>
      <text:p text:style-name="P12">begin</text:p>
      <text:p text:style-name="P12">declare result1 int;</text:p>
      <text:p text:style-name="P12">select count(sreg_no) into result1 from stud_comp where year = 2011 and sreg_no in (select sreg_no from student where name = sname);</text:p>
      <text:p text:style-name="P12">return result1;</text:p>
      <text:p text:style-name="P12">end</text:p>
      <text:p text:style-name="P12">//</text:p>
      <text:p text:style-name="P12"/>
      <text:p text:style-name="P12">mysql&gt; select stud_name('def');</text:p>
      <text:p text:style-name="P12"><text:soft-page-break/>+------------------+</text:p>
      <text:p text:style-name="P12">| stud_name('def') |</text:p>
      <text:p text:style-name="P12">+------------------+</text:p>
      <text:p text:style-name="P12">| <text:s text:c="15"/>1 |</text:p>
      <text:p text:style-name="P12">+------------------+</text:p>
      <text:p text:style-name="P12">1 row in set (0.00 sec)</text:p>
      <text:p text:style-name="P12"/>
      <text:p text:style-name="P24">(<text:span text:style-name="T5">D</text:span>) Cursors:</text:p>
      <text:p text:style-name="P24"/>
      <text:p text:style-name="P24">a) Write a procedure using cursor which will list all the competitions in which students studing in the 5th std have won 1st prize in 1995.</text:p>
      <text:p text:style-name="P12"/>
      <text:p text:style-name="P12">mysql&gt; \! vi cur1</text:p>
      <text:p text:style-name="P12"/>
      <text:p text:style-name="P12">delimiter //</text:p>
      <text:p text:style-name="P12">create procedure print_cname()</text:p>
      <text:p text:style-name="P12">begin</text:p>
      <text:p text:style-name="P12">declare done int default 0;</text:p>
      <text:p text:style-name="P12">declare a1 varchar(20) ;</text:p>
      <text:p text:style-name="P12"/>
      <text:p text:style-name="P12">declare cur1 cursor for select compitition.name from student,compitition,stud_comp where <text:s/>student.sreg_no = stud_comp.sreg_no and compitition.c_no = stud_comp.c_no and year = <text:span text:style-name="T6">1995</text:span> <text:s/>and crank = 1 and class = '<text:span text:style-name="T6">5th</text:span>';</text:p>
      <text:p text:style-name="P12"/>
      <text:p text:style-name="P12">declare continue handler for SQLSTATE '02000' set done = 1;</text:p>
      <text:p text:style-name="P12">open cur1;</text:p>
      <text:p text:style-name="P12">repeat</text:p>
      <text:p text:style-name="P12">fetch cur1 into a1;</text:p>
      <text:p text:style-name="P12">if not done then</text:p>
      <text:p text:style-name="P12">select a1;</text:p>
      <text:p text:style-name="P12">end if;</text:p>
      <text:p text:style-name="P12">until done</text:p>
      <text:p text:style-name="P12">end repeat;</text:p>
      <text:p text:style-name="P12"><text:soft-page-break/>close cur1;</text:p>
      <text:p text:style-name="P12">end //</text:p>
      <text:p text:style-name="P12"/>
      <text:p text:style-name="P15">mysql&gt; \. cur1</text:p>
      <text:p text:style-name="P12">mysql&gt; call print_cname();</text:p>
      <text:p text:style-name="P12">+----------+</text:p>
      <text:p text:style-name="P12">| a1 <text:s text:c="6"/>|</text:p>
      <text:p text:style-name="P12">+----------+</text:p>
      <text:p text:style-name="P12">| swimming |</text:p>
      <text:p text:style-name="P12">+----------+</text:p>
      <text:p text:style-name="P12">1 row in set (0.12 sec)</text:p>
      <text:p text:style-name="P12"/>
      <text:p text:style-name="P12">+-------------+</text:p>
      <text:p text:style-name="P12">| a1 <text:s text:c="9"/>|</text:p>
      <text:p text:style-name="P12">+-------------+</text:p>
      <text:p text:style-name="P12">| programming |</text:p>
      <text:p text:style-name="P12">+-------------+</text:p>
      <text:p text:style-name="P12">1 row in set (0.12 sec)</text:p>
      <text:p text:style-name="P12"/>
      <text:p text:style-name="P12">Query OK, 0 rows affected (0.12 sec)</text:p>
      <text:p text:style-name="P25"/>
      <text:p text:style-name="P25"/>
      <text:p text:style-name="P25"/>
      <text:p text:style-name="P16"/>
      <text:p text:style-name="P25">b) Write a procedure using cursor to give competition wise 1st or 2nd rank holders for all the competitions held in the year 2001.</text:p>
      <text:p text:style-name="P16"/>
      <text:p text:style-name="P16">mysql&gt; \! vi cur2</text:p>
      <text:p text:style-name="P16"/>
      <text:p text:style-name="P16">delimiter //</text:p>
      <text:p text:style-name="P16">create procedure print_cname_rank()</text:p>
      <text:p text:style-name="P16">begin</text:p>
      <text:p text:style-name="P16">declare done int default 0;</text:p>
      <text:p text:style-name="P16">declare a1 varchar(20) ;</text:p>
      <text:p text:style-name="P16"/>
      <text:p text:style-name="P16"><text:soft-page-break/>declare cur1 cursor for select compitition.name from compitition , stud_comp where compitition.c_no = stud_comp.c_no and year = 20<text:span text:style-name="T7">0</text:span>1 and (crank = 1 or crank = 2);</text:p>
      <text:p text:style-name="P16"/>
      <text:p text:style-name="P16">declare continue handler for SQLSTATE '02000' set done = 1;</text:p>
      <text:p text:style-name="P16">open cur1;</text:p>
      <text:p text:style-name="P16">repeat</text:p>
      <text:p text:style-name="P16">fetch cur1 into a1;</text:p>
      <text:p text:style-name="P16">if not done then</text:p>
      <text:p text:style-name="P16">select a1;</text:p>
      <text:p text:style-name="P16">end if;</text:p>
      <text:p text:style-name="P16">until done</text:p>
      <text:p text:style-name="P16">end repeat;</text:p>
      <text:p text:style-name="P16">close cur1;</text:p>
      <text:p text:style-name="P16">end //</text:p>
      <text:p text:style-name="P16"/>
      <text:p text:style-name="P16">mysql&gt; \. cur2</text:p>
      <text:p text:style-name="P16">Query OK, 0 rows affected (0.19 sec)</text:p>
      <text:p text:style-name="P16"/>
      <text:p text:style-name="P16"/>
      <text:p text:style-name="P16"/>
      <text:p text:style-name="P16"/>
      <text:p text:style-name="P16">mysql&gt; call print_cname_rank()//</text:p>
      <text:p text:style-name="P16">+---------+</text:p>
      <text:p text:style-name="P16">| a1 <text:s text:c="5"/>|</text:p>
      <text:p text:style-name="P16">+---------+</text:p>
      <text:p text:style-name="P16">| running |</text:p>
      <text:p text:style-name="P16">+---------+</text:p>
      <text:p text:style-name="P16">1 row in set (0.00 sec)</text:p>
      <text:p text:style-name="P16"/>
      <text:p text:style-name="P16">+-----------+</text:p>
      <text:p text:style-name="P16">| a1 <text:s text:c="7"/>|</text:p>
      <text:p text:style-name="P16">+-----------+</text:p>
      <text:p text:style-name="P16">| long jump |</text:p>
      <text:p text:style-name="P16">+-----------+</text:p>
      <text:p text:style-name="P16"><text:soft-page-break/>1 row in set (0.00 sec)</text:p>
      <text:p text:style-name="P16"/>
      <text:p text:style-name="P16">+----------+</text:p>
      <text:p text:style-name="P16">| a1 <text:s text:c="6"/>|</text:p>
      <text:p text:style-name="P16">+----------+</text:p>
      <text:p text:style-name="P16">| swimming |</text:p>
      <text:p text:style-name="P16">+----------+</text:p>
      <text:p text:style-name="P16">1 row in set (0.00 sec)</text:p>
      <text:p text:style-name="P16"/>
      <text:p text:style-name="P16">+-------------+</text:p>
      <text:p text:style-name="P16">| a1 <text:s text:c="9"/>|</text:p>
      <text:p text:style-name="P16">+-------------+</text:p>
      <text:p text:style-name="P16">| programming |</text:p>
      <text:p text:style-name="P16">+-------------+</text:p>
      <text:p text:style-name="P16">1 row in set (0.00 sec)</text:p>
      <text:p text:style-name="P16"/>
      <text:p text:style-name="P16">Query OK, 0 rows affected (0.00 sec)</text:p>
      <text:p text:style-name="P25"/>
      <text:p text:style-name="P24"/>
      <text:p text:style-name="P12"/>
      <text:p text:style-name="P24">(<text:span text:style-name="T7">E</text:span>) Triggers:</text:p>
      <text:p text:style-name="P24"/>
      <text:p text:style-name="P24">a) Write a trigger before insertion on the relationship table. if the year entered is greater than current year, it should be changed to current year.</text:p>
      <text:p text:style-name="P24"/>
      <text:p text:style-name="P12">mysql&gt; \! vi trig1</text:p>
      <text:p text:style-name="P12"/>
      <text:p text:style-name="P12">Delimiter //</text:p>
      <text:p text:style-name="P12">Create trigger t1 before insert on stud_comp for each row</text:p>
      <text:p text:style-name="P12">Begin</text:p>
      <text:p text:style-name="P12">If new.year &gt; year(current_date()) then</text:p>
      <text:p text:style-name="P12">Set new.year= year(current_date());</text:p>
      <text:p text:style-name="P12">End if;</text:p>
      <text:p text:style-name="P12">End</text:p>
      <text:p text:style-name="P12"><text:soft-page-break/>//</text:p>
      <text:p text:style-name="P12"/>
      <text:p text:style-name="P12">mysql&gt; \. trig1</text:p>
      <text:p text:style-name="P12">Query OK, 0 rows affected (0.19 sec)</text:p>
      <text:p text:style-name="P12"/>
      <text:p text:style-name="P12"/>
      <text:p text:style-name="P22">Output-</text:p>
      <text:p text:style-name="P22">mysql&gt; insert into stud_comp values(1015 ,4, 102 , 1 ,2022);</text:p>
      <text:p text:style-name="P22">Query OK, 1 row affected (0.56 sec)</text:p>
      <text:p text:style-name="P17">mysql&gt; select * from stud_comp;</text:p>
      <text:p text:style-name="P17">+------+---------+------+-------+------+</text:p>
      <text:p text:style-name="P17">| scno | sreg_no | c_no | crank | year |</text:p>
      <text:p text:style-name="P17">+------+---------+------+-------+------+</text:p>
      <text:p text:style-name="P17">| 1011 | <text:s text:c="6"/>5 | <text:s/>107 | <text:s text:c="4"/>1 | 2011 |</text:p>
      <text:p text:style-name="P17">| 1012 | <text:s text:c="6"/>5 | <text:s/>103 | <text:s text:c="4"/>1 | 2005 |</text:p>
      <text:p text:style-name="P17">| 1013 | <text:s text:c="6"/>3 | <text:s/>103 | <text:s text:c="4"/>1 | 2005 |</text:p>
      <text:p text:style-name="P17">| 1014 | <text:s text:c="6"/>4 | <text:s/>101 | <text:s text:c="4"/>3 | 2011 |</text:p>
      <text:p text:style-name="P17">| 1015 | <text:s text:c="6"/>4 | <text:s/>102 | <text:s text:c="4"/>1 | <text:span text:style-name="T4">2020</text:span> |</text:p>
      <text:p text:style-name="P17">+------+---------+------+-------+------+</text:p>
      <text:p text:style-name="P17">15 rows in set (0.00 sec)</text:p>
      <text:p text:style-name="P17"/>
      <text:p text:style-name="P22"/>
      <text:p text:style-name="P24"/>
      <text:p text:style-name="P24">b) Create a new table ‘tot_prize’ containing the fields stud_reg_no and no_of_prizes. Write a trigger after insert into the relationship table between student and Competition. It should</text:p>
      <text:p text:style-name="P24">increment the no_of_prizes in the table ‘tot_prize’ for the NEW stud_reg_no by 1.</text:p>
      <text:p text:style-name="P24"/>
      <text:p text:style-name="P18">mysql&gt; create table tot_prize (sreg_no int , no_of_prizes int , foreign key(sreg_no) references student(sreg_no) on delete cascade on update cascade);</text:p>
      <text:p text:style-name="P18"/>
      <text:p text:style-name="P12">mysql&gt; \! vi proc_add_prize</text:p>
      <text:p text:style-name="P12">delimiter //</text:p>
      <text:p text:style-name="P12"><text:soft-page-break/>create procedure add_prize(sno int)</text:p>
      <text:p text:style-name="P12">begin</text:p>
      <text:p text:style-name="P12">-- SET max_sp_recursion_depth=255;</text:p>
      <text:p text:style-name="P12">IF EXISTS(SELECT 'True' FROM tot_prize WHERE sreg_no = sno) then</text:p>
      <text:p text:style-name="P12">update tot_prize set no_of_prizes = no_of_prizes + 1 where sreg_no = sno;</text:p>
      <text:p text:style-name="P12">else</text:p>
      <text:p text:style-name="P12">insert into tot_prize values(sno,1);</text:p>
      <text:p text:style-name="P12">end if;</text:p>
      <text:p text:style-name="P12">end</text:p>
      <text:p text:style-name="P12">//</text:p>
      <text:p text:style-name="P12"/>
      <text:p text:style-name="P12">mysql&gt; \! vi trig2</text:p>
      <text:p text:style-name="P12">delimiter //</text:p>
      <text:p text:style-name="P12">create trigger t5 after insert on stud_comp for each row</text:p>
      <text:p text:style-name="P12">begin</text:p>
      <text:p text:style-name="P12">call add_prize(new.sreg_no);</text:p>
      <text:p text:style-name="P12">end</text:p>
      <text:p text:style-name="P12">//</text:p>
      <text:p text:style-name="P12"><text:s text:c="4"/></text:p>
      <text:p text:style-name="P24"/>
      <text:p text:style-name="P24">(<text:span text:style-name="T8">F</text:span>) Views:</text:p>
      <text:p text:style-name="P24">a) Create a view over the competition table which contains only competition name and its type and it should be sorted on type.</text:p>
      <text:p text:style-name="P24"/>
      <text:p text:style-name="P12"/>
      <text:p text:style-name="P12">mysql&gt; create view name_t as select name,type from compitition order by type;</text:p>
      <text:p text:style-name="P12">Query OK, 0 rows affected (0.13 sec)</text:p>
      <text:p text:style-name="P12"/>
      <text:p text:style-name="P12">mysql&gt; select * from name_t;</text:p>
      <text:p text:style-name="P12">+-------------+-----------+</text:p>
      <text:p text:style-name="P12">| name <text:s text:c="7"/>| type <text:s text:c="5"/>|</text:p>
      <text:p text:style-name="P12">+-------------+-----------+</text:p>
      <text:p text:style-name="P12"><text:soft-page-break/>| maths quiz <text:s/>| academics |</text:p>
      <text:p text:style-name="P12">| programming | academics |</text:p>
      <text:p text:style-name="P12">| drawing <text:s text:c="4"/>| arts <text:s text:c="5"/>|</text:p>
      <text:p text:style-name="P12">| craft <text:s text:c="6"/>| arts <text:s text:c="5"/>|</text:p>
      <text:p text:style-name="P12">| running <text:s text:c="4"/>| sports <text:s text:c="3"/>|</text:p>
      <text:p text:style-name="P12">| swimming <text:s text:c="3"/>| sports <text:s text:c="3"/>|</text:p>
      <text:p text:style-name="P12">| long jump <text:s text:c="2"/>| sports <text:s text:c="3"/>|</text:p>
      <text:p text:style-name="P12">+-------------+-----------+</text:p>
      <text:p text:style-name="P12">7 rows in set (0.00 sec)</text:p>
      <text:p text:style-name="P24"/>
      <text:p text:style-name="P24"/>
      <text:p text:style-name="P24">b) Create a view containing student name, class, competition name, rank and year. the list should be</text:p>
      <text:p text:style-name="P24">sorted by student name.</text:p>
      <text:p text:style-name="P24"/>
      <text:p text:style-name="P12">mysql&gt; create view <text:s/>details as select student.name 'studname',class,compitition.name 'comp_name', crank,year from student,compitition,stud_comp where student.sreg_no = stud_comp.sreg_no and compitition.c_no = stud_comp.c_no order by student.nam</text:p>
      <text:p text:style-name="P12">e;</text:p>
      <text:p text:style-name="P12">Query OK, 0 rows affected (0.12 sec)</text:p>
      <text:p text:style-name="P12"/>
      <text:p text:style-name="P12">mysql&gt; select * from details;</text:p>
      <text:p text:style-name="P12">+----------+-------+-------------+-------+------+</text:p>
      <text:p text:style-name="P12">| studname | class | comp_name <text:s text:c="2"/>| crank | year |</text:p>
      <text:p text:style-name="P12">+----------+-------+-------------+-------+------+</text:p>
      <text:p text:style-name="P12">| abc <text:s text:c="5"/>| fybcs | drawing <text:s text:c="4"/>| <text:s text:c="4"/>1 | 2006 |</text:p>
      <text:p text:style-name="P12">| abc <text:s text:c="5"/>| fybcs | craft <text:s text:c="6"/>| <text:s text:c="4"/>1 | 2007 |</text:p>
      <text:p text:style-name="P12">| abc <text:s text:c="5"/>| fybcs | running <text:s text:c="4"/>| <text:s text:c="4"/>2 | 2010 |</text:p>
      <text:p text:style-name="P12">| def <text:s text:c="5"/>| sybcs | running <text:s text:c="4"/>| <text:s text:c="4"/>1 | 2011 |</text:p>
      <text:p text:style-name="P12">| def <text:s text:c="5"/>| sybcs | swimming <text:s text:c="3"/>| <text:s text:c="4"/>2 | 2012 |</text:p>
      <text:p text:style-name="P12">| ghi <text:s text:c="5"/>| tybcs | drawing <text:s text:c="4"/>| <text:s text:c="4"/>1 | 2015 |</text:p>
      <text:p text:style-name="P12">| ghi <text:s text:c="5"/>| tybcs | running <text:s text:c="4"/>| <text:s text:c="4"/>1 | 2005 |</text:p>
      <text:p text:style-name="P12">| ghi <text:s text:c="5"/>| tybcs | swimming <text:s text:c="3"/>| <text:s text:c="4"/>1 | 2013 |</text:p>
      <text:p text:style-name="P12"><text:soft-page-break/>| ghi <text:s text:c="5"/>| tybcs | programming | <text:s text:c="4"/>3 | 2015 |</text:p>
      <text:p text:style-name="P12">| jkl <text:s text:c="5"/>| tybsc | drawing <text:s text:c="4"/>| <text:s text:c="4"/>3 | 2011 |</text:p>
      <text:p text:style-name="P12">| jkl <text:s text:c="5"/>| tybsc | craft <text:s text:c="6"/>| <text:s text:c="4"/>1 | 2020 |</text:p>
      <text:p text:style-name="P12">| jkl <text:s text:c="5"/>| tybsc | running <text:s text:c="4"/>| <text:s text:c="4"/>1 | 2010 |</text:p>
      <text:p text:style-name="P12">| jkl <text:s text:c="5"/>| tybsc | long jump <text:s text:c="2"/>| <text:s text:c="4"/>2 | 2011 |</text:p>
      <text:p text:style-name="P12">| mno <text:s text:c="5"/>| fybsc | running <text:s text:c="4"/>| <text:s text:c="4"/>1 | 2005 |</text:p>
      <text:p text:style-name="P12">| mno <text:s text:c="5"/>| fybsc | swimming <text:s text:c="3"/>| <text:s text:c="4"/>1 | 2011 |</text:p>
      <text:p text:style-name="P12">| mno <text:s text:c="5"/>| fybsc | long jump <text:s text:c="2"/>| <text:s text:c="4"/>1 | 2012 |</text:p>
      <text:p text:style-name="P12">| mno <text:s text:c="5"/>| fybsc | programming | <text:s text:c="4"/>1 | 2011 |</text:p>
      <text:p text:style-name="P12">+----------+-------+-------------+-------+------+</text:p>
      <text:p text:style-name="P12">17 rows in set (0.01 sec)</text:p>
      <text:p text:style-name="P12"/>
      <text:p text:style-name="P12"/>
      <text:p text:style-name="P12"/>
      <text:p text:style-name="P12">*****************************************************</text:p>
      <text:p text:style-name="P27">Bank database </text:p>
      <text:p text:style-name="P23">*****************************************************</text:p>
      <text:p text:style-name="P21">mysql&gt; create table cust(cust_no int primary key , cust_name char(20) , cust_street char(15),cust_city varchar(20));//</text:p>
      <text:p text:style-name="P21">Query OK, 0 rows affected (0.50 sec)</text:p>
      <text:p text:style-name="P21"/>
      <text:p text:style-name="P21">mysql&gt; desc cust;</text:p>
      <text:p text:style-name="P21">+-------------+-------------+------+-----+---------+-------+</text:p>
      <text:p text:style-name="P21">| Field <text:s text:c="6"/>| Type <text:s text:c="7"/>| Null | Key | Default | Extra |</text:p>
      <text:p text:style-name="P21">+-------------+-------------+------+-----+---------+-------+</text:p>
      <text:p text:style-name="P21">| cust_no <text:s text:c="4"/>| int <text:s text:c="8"/>| NO <text:s text:c="2"/>| PRI | NULL <text:s text:c="3"/>| <text:s text:c="6"/>|</text:p>
      <text:p text:style-name="P21">| cust_name <text:s text:c="2"/>| char(20) <text:s text:c="3"/>| YES <text:s/>| <text:s text:c="4"/>| NULL <text:s text:c="3"/>| <text:s text:c="6"/>|</text:p>
      <text:p text:style-name="P21">| cust_street | char(15) <text:s text:c="3"/>| YES <text:s/>| <text:s text:c="4"/>| NULL <text:s text:c="3"/>| <text:s text:c="6"/>|</text:p>
      <text:p text:style-name="P21">| cust_city <text:s text:c="2"/>| varchar(20) | YES <text:s/>| <text:s text:c="4"/>| NULL <text:s text:c="3"/>| <text:s text:c="6"/>|</text:p>
      <text:p text:style-name="P21">+-------------+-------------+------+-----+---------+-------+</text:p>
      <text:p text:style-name="P21">4 rows in set (0.00 sec)</text:p>
      <text:p text:style-name="P21"/>
      <text:p text:style-name="P21"/>
      <text:p text:style-name="P21">mysql&gt; create table branch(branch_no int primary key , branch_name varchar(20) not null , branch_city varchar(20));</text:p>
      <text:p text:style-name="P21"><text:soft-page-break/><text:s text:c="4"/>-&gt; //</text:p>
      <text:p text:style-name="P21">Query OK, 0 rows affected (1.86 sec)</text:p>
      <text:p text:style-name="P21"/>
      <text:p text:style-name="P21">mysql&gt; desc branch;</text:p>
      <text:p text:style-name="P21">+-------------+-------------+------+-----+---------+-------+</text:p>
      <text:p text:style-name="P21">| Field <text:s text:c="6"/>| Type <text:s text:c="7"/>| Null | Key | Default | Extra |</text:p>
      <text:p text:style-name="P21">+-------------+-------------+------+-----+---------+-------+</text:p>
      <text:p text:style-name="P21">| branch_no <text:s text:c="2"/>| int <text:s text:c="8"/>| NO <text:s text:c="2"/>| PRI | NULL <text:s text:c="3"/>| <text:s text:c="6"/>|</text:p>
      <text:p text:style-name="P21">| branch_name | varchar(20) | NO <text:s text:c="2"/>| <text:s text:c="4"/>| NULL <text:s text:c="3"/>| <text:s text:c="6"/>|</text:p>
      <text:p text:style-name="P21">| branch_city | varchar(20) | YES <text:s/>| <text:s text:c="4"/>| NULL <text:s text:c="3"/>| <text:s text:c="6"/>|</text:p>
      <text:p text:style-name="P21">+-------------+-------------+------+-----+---------+-------+</text:p>
      <text:p text:style-name="P21">3 rows in set (0.01 sec)</text:p>
      <text:p text:style-name="P21"/>
      <text:p text:style-name="P21"/>
      <text:p text:style-name="P21">mysql&gt; create table acc(acc_no int primary key , acc_type char(10) , balance float(8,2) , cust_no int ,branch_no int ,foreign key(cust_no) references</text:p>
      <text:p text:style-name="P21">cust(cust_no) on delete cascade on update cascade, foreign key(branch_no) references branch(branch_no) on delete cascade on update cascade);</text:p>
      <text:p text:style-name="P21">Query OK, 0 rows affected, 1 warning (1.49 sec)</text:p>
      <text:p text:style-name="P21"/>
      <text:p text:style-name="P44">mysql&gt; desc acc;</text:p>
      <text:p text:style-name="P44">+-----------+------------+------+-----+---------+-------+</text:p>
      <text:p text:style-name="P44">| Field <text:s text:c="4"/>| Type <text:s text:c="6"/>| Null | Key | Default | Extra |</text:p>
      <text:p text:style-name="P44">+-----------+------------+------+-----+---------+-------+</text:p>
      <text:p text:style-name="P44">| acc_no <text:s text:c="3"/>| int <text:s text:c="7"/>| NO <text:s text:c="2"/>| PRI | NULL <text:s text:c="3"/>| <text:s text:c="6"/>|</text:p>
      <text:p text:style-name="P44">| acc_type <text:s/>| char(10) <text:s text:c="2"/>| YES <text:s/>| <text:s text:c="4"/>| NULL <text:s text:c="3"/>| <text:s text:c="6"/>|</text:p>
      <text:p text:style-name="P44">| balance <text:s text:c="2"/>| float(8,2) | YES <text:s/>| <text:s text:c="4"/>| NULL <text:s text:c="3"/>| <text:s text:c="6"/>|</text:p>
      <text:p text:style-name="P44">| cust_no <text:s text:c="2"/>| int <text:s text:c="7"/>| YES <text:s/>| MUL | NULL <text:s text:c="3"/>| <text:s text:c="6"/>|</text:p>
      <text:p text:style-name="P44">| branch_no | int <text:s text:c="7"/>| YES <text:s/>| MUL | NULL <text:s text:c="3"/>| <text:s text:c="6"/>|</text:p>
      <text:p text:style-name="P44">+-----------+------------+------+-----+---------+-------+</text:p>
      <text:p text:style-name="P44">5 rows in set (0.00 sec)</text:p>
      <text:p text:style-name="P44"/>
      <text:p text:style-name="P21"/>
      <text:p text:style-name="P21"><text:soft-page-break/>mysql&gt; create table loan (loan_no int primary key, loan_amt double(9,2),no_of_years int , branch_no int,cust_no int, foreign key(branch_no) references</text:p>
      <text:p text:style-name="P21"><text:s/>branch(branch_no) on delete cascade on update cascade , foreign key(cust_no) references cust(cust_no) on delete cascade on update cascade);</text:p>
      <text:p text:style-name="P21">Query OK, 0 rows affected, 1 warning (2.32 sec)</text:p>
      <text:p text:style-name="P24"/>
      <text:p text:style-name="P46">mysql&gt; desc loan;</text:p>
      <text:p text:style-name="P46">+-------------+-------------+------+-----+---------+-------+</text:p>
      <text:p text:style-name="P46">| Field <text:s text:c="6"/>| Type <text:s text:c="7"/>| Null | Key | Default | Extra |</text:p>
      <text:p text:style-name="P46">+-------------+-------------+------+-----+---------+-------+</text:p>
      <text:p text:style-name="P46">| loan_no <text:s text:c="4"/>| int <text:s text:c="8"/>| NO <text:s text:c="2"/>| PRI | NULL <text:s text:c="3"/>| <text:s text:c="6"/>|</text:p>
      <text:p text:style-name="P46">| loan_amt <text:s text:c="3"/>| double(9,2) | YES <text:s/>| <text:s text:c="4"/>| NULL <text:s text:c="3"/>| <text:s text:c="6"/>|</text:p>
      <text:p text:style-name="P46">| no_of_years | int <text:s text:c="8"/>| YES <text:s/>| <text:s text:c="4"/>| NULL <text:s text:c="3"/>| <text:s text:c="6"/>|</text:p>
      <text:p text:style-name="P46">| branch_no <text:s text:c="2"/>| int <text:s text:c="8"/>| YES <text:s/>| MUL | NULL <text:s text:c="3"/>| <text:s text:c="6"/>|</text:p>
      <text:p text:style-name="P46">| cust_no <text:s text:c="4"/>| int <text:s text:c="8"/>| YES <text:s/>| MUL | NULL <text:s text:c="3"/>| <text:s text:c="6"/>|</text:p>
      <text:p text:style-name="P46">+-------------+-------------+------+-----+---------+-------+</text:p>
      <text:p text:style-name="P46">5 rows in set (0.00 sec)</text:p>
      <text:p text:style-name="P24"/>
      <text:p text:style-name="P63">mysql&gt; select * from cust;</text:p>
      <text:p text:style-name="P63">+---------+-----------+-------------+-----------+</text:p>
      <text:p text:style-name="P63">| cust_no | cust_name | cust_street | cust_city |</text:p>
      <text:p text:style-name="P63">+---------+-----------+-------------+-----------+</text:p>
      <text:p text:style-name="P63">| <text:s text:c="6"/>1 | mansi <text:s text:c="4"/>| fc road <text:s text:c="4"/>| pune <text:s text:c="5"/>|</text:p>
      <text:p text:style-name="P63">| <text:s text:c="6"/>2 | abc <text:s text:c="6"/>| mg road <text:s text:c="4"/>| pune <text:s text:c="5"/>|</text:p>
      <text:p text:style-name="P63">| <text:s text:c="6"/>3 | def <text:s text:c="6"/>| jm road <text:s text:c="4"/>| nashik <text:s text:c="3"/>|</text:p>
      <text:p text:style-name="P63">| <text:s text:c="6"/>4 | ghi <text:s text:c="6"/>| kp road <text:s text:c="4"/>| nashik <text:s text:c="3"/>|</text:p>
      <text:p text:style-name="P63">| <text:s text:c="6"/>5 | jkl <text:s text:c="6"/>| rk road <text:s text:c="4"/>| pune <text:s text:c="5"/>|</text:p>
      <text:p text:style-name="P63">+---------+-----------+-------------+-----------+</text:p>
      <text:p text:style-name="P63">5 rows in set (0.00 sec)</text:p>
      <text:p text:style-name="P63"/>
      <text:p text:style-name="P63">mysql&gt; select * from branch;</text:p>
      <text:p text:style-name="P63">+-----------+-------------+-------------+</text:p>
      <text:p text:style-name="P63">| branch_no | branch_name | branch_city |</text:p>
      <text:p text:style-name="P63">+-----------+-------------+-------------+</text:p>
      <text:p text:style-name="P63">| <text:s text:c="6"/>101 | pimpri <text:s text:c="5"/>| pune <text:s text:c="7"/>|</text:p>
      <text:p text:style-name="P63">| <text:s text:c="6"/>102 | nagar <text:s text:c="6"/>| pune <text:s text:c="7"/>|</text:p>
      <text:p text:style-name="P63">| <text:s text:c="6"/>103 | aundh <text:s text:c="6"/>| pune <text:s text:c="7"/>|</text:p>
      <text:p text:style-name="P63"><text:soft-page-break/>| <text:s text:c="6"/>104 | CIDCO <text:s text:c="6"/>| pune <text:s text:c="7"/>|</text:p>
      <text:p text:style-name="P63">| <text:s text:c="6"/>105 | pashan <text:s text:c="5"/>| pune <text:s text:c="7"/>|</text:p>
      <text:p text:style-name="P63">+-----------+-------------+-------------+</text:p>
      <text:p text:style-name="P63">5 rows in set (0.04 sec)</text:p>
      <text:p text:style-name="P63"/>
      <text:p text:style-name="P63">mysql&gt; select * from acc;</text:p>
      <text:p text:style-name="P63">+--------+----------+---------+---------+-----------+</text:p>
      <text:p text:style-name="P63">| acc_no | acc_type | balance | cust_no | branch_no |</text:p>
      <text:p text:style-name="P63">+--------+----------+---------+---------+-----------+</text:p>
      <text:p text:style-name="P63">| <text:s text:c="4"/>10 | saving <text:s text:c="2"/>| 6180.00 | <text:s text:c="6"/>1 | <text:s text:c="6"/>103 |</text:p>
      <text:p text:style-name="P63">| <text:s text:c="4"/>20 | saving <text:s text:c="2"/>| 6180.00 | <text:s text:c="6"/>2 | <text:s text:c="6"/>104 |</text:p>
      <text:p text:style-name="P63">| <text:s text:c="2"/>1001 | saving <text:s text:c="2"/>| 1545.00 | <text:s text:c="6"/>1 | <text:s text:c="6"/>101 |</text:p>
      <text:p text:style-name="P63">| <text:s text:c="2"/>1002 | saving <text:s text:c="2"/>| 6180.00 | <text:s text:c="6"/>2 | <text:s text:c="6"/>101 |</text:p>
      <text:p text:style-name="P63">| <text:s text:c="2"/>1003 | current <text:s/>| 5000.00 | <text:s text:c="6"/>3 | <text:s text:c="6"/>102 |</text:p>
      <text:p text:style-name="P63">| <text:s text:c="2"/>1004 | current <text:s/>| 6180.00 | <text:s text:c="6"/>4 | <text:s text:c="6"/>103 |</text:p>
      <text:p text:style-name="P63">| <text:s text:c="2"/>1006 | saving <text:s text:c="2"/>| 1545.00 | <text:s text:c="6"/>2 | <text:s text:c="6"/>102 |</text:p>
      <text:p text:style-name="P63">| <text:s text:c="2"/>1007 | saving <text:s text:c="2"/>| 1730.40 | <text:s text:c="6"/>3 | <text:s text:c="6"/>105 |</text:p>
      <text:p text:style-name="P63">| <text:s text:c="2"/>1008 | saving <text:s text:c="2"/>| 6180.00 | <text:s text:c="6"/>4 | <text:s text:c="6"/>104 |</text:p>
      <text:p text:style-name="P63">+--------+----------+---------+---------+-----------+</text:p>
      <text:p text:style-name="P63">9 rows in set (0.00 sec)</text:p>
      <text:p text:style-name="P63"/>
      <text:p text:style-name="P63">mysql&gt; select * from loan;</text:p>
      <text:p text:style-name="P63">+---------+----------+-------------+-----------+---------+</text:p>
      <text:p text:style-name="P63">| loan_no | loan_amt | no_of_years | branch_no | cust_no |</text:p>
      <text:p text:style-name="P63">+---------+----------+-------------+-----------+---------+</text:p>
      <text:p text:style-name="P63">| <text:s text:c="3"/>2001 | 50000.00 | <text:s text:c="10"/>3 | <text:s text:c="6"/>101 | <text:s text:c="6"/>1 |</text:p>
      <text:p text:style-name="P63">| <text:s text:c="3"/>2002 | 20000.00 | <text:s text:c="10"/>2 | <text:s text:c="6"/>102 | <text:s text:c="6"/>2 |</text:p>
      <text:p text:style-name="P63">| <text:s text:c="3"/>2003 | 30000.00 | <text:s text:c="10"/>3 | <text:s text:c="6"/>103 | <text:s text:c="6"/>3 |</text:p>
      <text:p text:style-name="P63">| <text:s text:c="3"/>2004 | 40000.00 | <text:s text:c="10"/>4 | <text:s text:c="6"/>104 | <text:s text:c="6"/>4 |</text:p>
      <text:p text:style-name="P63">| <text:s text:c="3"/>2005 | 50000.00 | <text:s text:c="10"/>5 | <text:s text:c="6"/>105 | <text:s text:c="6"/>5 |</text:p>
      <text:p text:style-name="P63">| <text:s text:c="3"/>2006 | 60000.00 | <text:s text:c="10"/>2 | <text:s text:c="6"/>105 | <text:s text:c="6"/>3 |</text:p>
      <text:p text:style-name="P63">| <text:s text:c="3"/>2007 | 15000.00 | <text:s text:c="10"/>3 | <text:s text:c="6"/>102 | <text:s text:c="6"/>4 |</text:p>
      <text:p text:style-name="P63">+---------+----------+-------------+-----------+---------+</text:p>
      <text:p text:style-name="P63">7 rows in set (0.02 sec)</text:p>
      <text:p text:style-name="P64"/>
      <text:p text:style-name="P30"/>
      <text:p text:style-name="P30"/>
      <text:p text:style-name="P30"/>
      <text:p text:style-name="P30"/>
      <text:p text:style-name="P24"/>
      <text:p text:style-name="P24">(<text:span text:style-name="T9">A</text:span>) Queries:</text:p>
      <text:p text:style-name="P24"/>
      <text:p text:style-name="P51">1. Find out customer name having loan amt &gt;10000</text:p>
      <text:p text:style-name="P12">mysql&gt; select distinct cust_name from cust, loan where cust.cust_no=loan.cust_no and loan_amt &gt;10000;</text:p>
      <text:p text:style-name="P12"><text:soft-page-break/>+-----------+</text:p>
      <text:p text:style-name="P12">| cust_name |</text:p>
      <text:p text:style-name="P12">+-----------+</text:p>
      <text:p text:style-name="P12">| mansi <text:s text:c="4"/>|</text:p>
      <text:p text:style-name="P12">| abc <text:s text:c="6"/>|</text:p>
      <text:p text:style-name="P12">| def <text:s text:c="6"/>|</text:p>
      <text:p text:style-name="P12">| ghi <text:s text:c="6"/>|</text:p>
      <text:p text:style-name="P12">| jkl <text:s text:c="6"/>|</text:p>
      <text:p text:style-name="P12">+-----------+</text:p>
      <text:p text:style-name="P12">5 rows in set (0.04 sec)</text:p>
      <text:p text:style-name="P12"/>
      <text:p text:style-name="P24">2. Select customers having account but not loan.</text:p>
      <text:p text:style-name="P12">mysql&gt; select cust_name from cust where cust_no in (select cust_no from acc) and cust_no not in (select cust_no from loan);</text:p>
      <text:p text:style-name="P12">+-----------+</text:p>
      <text:p text:style-name="P12">| cust_name |</text:p>
      <text:p text:style-name="P12">+-----------+</text:p>
      <text:p text:style-name="P12">| abc <text:s text:c="6"/>|</text:p>
      <text:p text:style-name="P12">+-----------+</text:p>
      <text:p text:style-name="P12">1 row in set (0.02 sec)</text:p>
      <text:p text:style-name="P12"/>
      <text:p text:style-name="P24">3. Select customers having account as well as loan.</text:p>
      <text:p text:style-name="P24"/>
      <text:p text:style-name="P12">mysql&gt; select cust_name from cust where cust_no in (select cust_no from acc) and cust_no in (select cust_no from loan);</text:p>
      <text:p text:style-name="P12">+-----------+</text:p>
      <text:p text:style-name="P12">| cust_name |</text:p>
      <text:p text:style-name="P12">+-----------+</text:p>
      <text:p text:style-name="P12">| mansi <text:s text:c="4"/>|</text:p>
      <text:p text:style-name="P12">| def <text:s text:c="6"/>|</text:p>
      <text:p text:style-name="P12">| ghi <text:s text:c="6"/>|</text:p>
      <text:p text:style-name="P12">| jkl <text:s text:c="6"/>|</text:p>
      <text:p text:style-name="P12">+-----------+</text:p>
      <text:p text:style-name="P12">4 rows in set (0.00 sec)</text:p>
      <text:p text:style-name="P24">4. Find out customer names having loan at ‘Pimpri’ branch.</text:p>
      <text:p text:style-name="P12"><text:soft-page-break/>mysql&gt; select cust_name from cust,branch,loan where cust.cust_no = loan.cust_no and branch.branch_no = loan.branch_no and branch_name = 'pimpri';</text:p>
      <text:p text:style-name="P12">+-----------+</text:p>
      <text:p text:style-name="P12">| cust_name |</text:p>
      <text:p text:style-name="P12">+-----------+</text:p>
      <text:p text:style-name="P12">| mansi <text:s text:c="4"/>|</text:p>
      <text:p text:style-name="P12">+-----------+</text:p>
      <text:p text:style-name="P12">1 row in set (0.00 sec)</text:p>
      <text:p text:style-name="P12"/>
      <text:p text:style-name="P24">5. Find out customer names having Saving account.</text:p>
      <text:p text:style-name="P12">mysql&gt; select distinct cust_name from cust,acc where cust.cust_no = acc.cust_no and <text:s/>acc_type = 'saving';</text:p>
      <text:p text:style-name="P12"/>
      <text:p text:style-name="P12">+-----------+</text:p>
      <text:p text:style-name="P12">| cust_name |</text:p>
      <text:p text:style-name="P12">+-----------+</text:p>
      <text:p text:style-name="P12">| mansi <text:s text:c="4"/>|</text:p>
      <text:p text:style-name="P12">| abc <text:s text:c="6"/>|</text:p>
      <text:p text:style-name="P12">| def <text:s text:c="6"/>|</text:p>
      <text:p text:style-name="P12">| ghi <text:s text:c="6"/>|</text:p>
      <text:p text:style-name="P12">+-----------+</text:p>
      <text:p text:style-name="P12">4 rows in set (0.00 sec)</text:p>
      <text:p text:style-name="P24">6. Find out the total of all the loan amount at Nagar Branch.</text:p>
      <text:p text:style-name="P12"/>
      <text:p text:style-name="P12">mysql&gt; select sum(loan_amt) from loan,branch where branch.branch_no = loan.branch_no and branch_name='nagar';</text:p>
      <text:p text:style-name="P12">+---------------+</text:p>
      <text:p text:style-name="P12">| sum(loan_amt) |</text:p>
      <text:p text:style-name="P12">+---------------+</text:p>
      <text:p text:style-name="P12">| <text:s text:c="5"/>35000.00 |</text:p>
      <text:p text:style-name="P12">+---------------+</text:p>
      <text:p text:style-name="P12">1 row in set (0.00 sec)</text:p>
      <text:p text:style-name="P12"/>
      <text:p text:style-name="P24"/>
      <text:p text:style-name="P24"><text:soft-page-break/>7. List the names of customers who have taken loan from the branch in the same city they live.</text:p>
      <text:p text:style-name="P24"/>
      <text:p text:style-name="P12">mysql&gt; select cust_name from cust , branch , loan where cust.cust_no = loan.cust_no and branch.branch_no = loan.branch_no and cust_city = branch_city;</text:p>
      <text:p text:style-name="P12">+-----------+</text:p>
      <text:p text:style-name="P12">| cust_name |</text:p>
      <text:p text:style-name="P12">+-----------+</text:p>
      <text:p text:style-name="P12">| mansi <text:s text:c="4"/>|</text:p>
      <text:p text:style-name="P12">| abc <text:s text:c="6"/>|</text:p>
      <text:p text:style-name="P12">| jkl <text:s text:c="6"/>|</text:p>
      <text:p text:style-name="P12">+-----------+</text:p>
      <text:p text:style-name="P12">3 rows in set (0.15 sec)</text:p>
      <text:p text:style-name="P12"/>
      <text:p text:style-name="P24">(<text:span text:style-name="T10">B</text:span>) Stored Procedures:</text:p>
      <text:p text:style-name="P24"/>
      <text:p text:style-name="P51">a) Write a procedure to transfer amount of 1000 Rs. from account_no 10 to account_no 20.</text:p>
      <text:p text:style-name="P51"/>
      <text:p text:style-name="P12">mysql&gt; delimiter //</text:p>
      <text:p text:style-name="P12">mysql&gt; create procedure transferAmount()</text:p>
      <text:p text:style-name="P12"><text:s text:c="4"/>-&gt; begin</text:p>
      <text:p text:style-name="P12"><text:s text:c="4"/>-&gt; update acc set balance = balance - 1000 where acc_no = 10 ;</text:p>
      <text:p text:style-name="P12"><text:s text:c="4"/>-&gt; update acc set balance = balance + 1000 where acc_no = 20 ;</text:p>
      <text:p text:style-name="P12"><text:s text:c="4"/>-&gt; end</text:p>
      <text:p text:style-name="P12"><text:s text:c="4"/>-&gt; //</text:p>
      <text:p text:style-name="P12">Query OK, 0 rows affected (0.98 sec)</text:p>
      <text:p text:style-name="P12"/>
      <text:p text:style-name="P12">mysql&gt; call transferAmount();</text:p>
      <text:p text:style-name="P12"><text:s text:c="4"/>-&gt; //</text:p>
      <text:p text:style-name="P12">Query OK, 1 row affected (0.14 sec)</text:p>
      <text:p text:style-name="P12"/>
      <text:p text:style-name="P51">b) Write a procedure withdrawal for the following</text:p>
      <text:p text:style-name="P51"><text:soft-page-break/>1. Accept balance amount and acc_no for withdrawal as input parameters.</text:p>
      <text:p text:style-name="P51">2. Check if input amount is less than actual balance of accounts.</text:p>
      <text:p text:style-name="P51">3. If input amount is less ,give the message “withdrawal allowed from account” otherwise give the</text:p>
      <text:p text:style-name="P51">message “withdrawal not allowed from account”. Update the balance field.</text:p>
      <text:p text:style-name="P51"/>
      <text:p text:style-name="P12">delimiter //</text:p>
      <text:p text:style-name="P12">create procedure withdraw (in amt float, in acc_num int)</text:p>
      <text:p text:style-name="P12">begin</text:p>
      <text:p text:style-name="P12">declare bal float;</text:p>
      <text:p text:style-name="P12">select balance into bal from acc where <text:s/>acc_no = acc_num;</text:p>
      <text:p text:style-name="P12">if bal &gt; amt then</text:p>
      <text:p text:style-name="P12">update acc set balance = balance -amt where acc_no = acc_num;</text:p>
      <text:p text:style-name="P12">select 'Withdrawalallowed from Account' as Message;</text:p>
      <text:p text:style-name="P12">else</text:p>
      <text:p text:style-name="P12">select 'Withdrawal not allowed from Account' as Message;</text:p>
      <text:p text:style-name="P12">end if;</text:p>
      <text:p text:style-name="P12">end //</text:p>
      <text:p text:style-name="P12"/>
      <text:p text:style-name="P12">mysql&gt; call withdraw(1001,500);</text:p>
      <text:p text:style-name="P12">+-------------------------------------+</text:p>
      <text:p text:style-name="P12">| Message <text:s text:c="28"/>|</text:p>
      <text:p text:style-name="P12">+-------------------------------------+</text:p>
      <text:p text:style-name="P12">| Withdrawal allowed from Account |</text:p>
      <text:p text:style-name="P12">+-------------------------------------+</text:p>
      <text:p text:style-name="P12">1 row in set (0.00 sec)</text:p>
      <text:p text:style-name="P12"/>
      <text:p text:style-name="P12">Query OK, <text:span text:style-name="T31">1</text:span> rows affected (0.00 sec)</text:p>
      <text:p text:style-name="P12"/>
      <text:p text:style-name="P12">mysql&gt; call withdraw(1001,100);</text:p>
      <text:p text:style-name="P12">+-------------------------------------+</text:p>
      <text:p text:style-name="P12">| Message <text:s text:c="28"/>|</text:p>
      <text:p text:style-name="P12">+-------------------------------------+</text:p>
      <text:p text:style-name="P12"><text:soft-page-break/>| Withdrawal not allowed from Account |</text:p>
      <text:p text:style-name="P12">+-------------------------------------+</text:p>
      <text:p text:style-name="P12">1 row in set (0.00 sec)</text:p>
      <text:p text:style-name="P24"/>
      <text:p text:style-name="P26">(<text:span text:style-name="T11">C</text:span>) Stored Functions:</text:p>
      <text:p text:style-name="P19">a) Write a function that returns the total loan amount of a particular branch.</text:p>
      <text:p text:style-name="P19">( Accept branch name as input parameter.)</text:p>
      <text:p text:style-name="P19"/>
      <text:p text:style-name="P19">delimiter //</text:p>
      <text:p text:style-name="P19">create function loanSum(name varchar(20)) returns float</text:p>
      <text:p text:style-name="P19">deterministic</text:p>
      <text:p text:style-name="P19">begin</text:p>
      <text:p text:style-name="P19">declare s float ;</text:p>
      <text:p text:style-name="P19">select sum(loan_amt) into s from loan , branch where branch.branch_no = loan.branch_no and branch_name = <text:span text:style-name="T12">name</text:span>;</text:p>
      <text:p text:style-name="P19">return s;</text:p>
      <text:p text:style-name="P19">end</text:p>
      <text:p text:style-name="P19">//</text:p>
      <text:p text:style-name="P19"/>
      <text:p text:style-name="P19">mysql&gt; select loanSum('pashan');</text:p>
      <text:p text:style-name="P19">+-------------------+</text:p>
      <text:p text:style-name="P19">| loanSum('pashan') |</text:p>
      <text:p text:style-name="P19">+-------------------+</text:p>
      <text:p text:style-name="P19">| <text:s text:c="11"/>110000 |</text:p>
      <text:p text:style-name="P19">+-------------------+</text:p>
      <text:p text:style-name="P19">1 row in set (0.00 sec)</text:p>
      <text:p text:style-name="P19"/>
      <text:p text:style-name="P19">b) Write a function to count the no. of customers of particular branch.</text:p>
      <text:p text:style-name="P19">(Accept branch name as input parameter).</text:p>
      <text:p text:style-name="P19"/>
      <text:p text:style-name="P19">delimiter //</text:p>
      <text:p text:style-name="P19">create function countCust(name varchar(20)) returns int</text:p>
      <text:p text:style-name="P19">deterministic</text:p>
      <text:p text:style-name="P19"><text:soft-page-break/>begin</text:p>
      <text:p text:style-name="P19">declare i int ;</text:p>
      <text:p text:style-name="P19">select count(cust_no) into i from acc , branch where acc.branch_no = branch.branch_no and branch_name = name;</text:p>
      <text:p text:style-name="P19">return i;</text:p>
      <text:p text:style-name="P19">end</text:p>
      <text:p text:style-name="P19">//</text:p>
      <text:p text:style-name="P19"/>
      <text:p text:style-name="P19">mysql&gt; select countCust('nagar');</text:p>
      <text:p text:style-name="P19">+--------------------+</text:p>
      <text:p text:style-name="P19">| countCust('nagar') |</text:p>
      <text:p text:style-name="P19">+--------------------+</text:p>
      <text:p text:style-name="P19">| <text:s text:c="17"/>2 |</text:p>
      <text:p text:style-name="P19">+--------------------+</text:p>
      <text:p text:style-name="P19">1 row in set (0.00 sec)</text:p>
      <text:p text:style-name="P19"/>
      <text:p text:style-name="P26">(<text:span text:style-name="T12">D</text:span>) Cursors:</text:p>
      <text:p text:style-name="P19">a) Write a procedure using cursor to display the customers having loan</text:p>
      <text:p text:style-name="P19">amounts between 40000 and 50000 from branch name 'CIDCO'..</text:p>
      <text:p text:style-name="P19"/>
      <text:p text:style-name="P19"/>
      <text:p text:style-name="P19">delimiter //</text:p>
      <text:p text:style-name="P19">create procedure printCustname()</text:p>
      <text:p text:style-name="P19">begin</text:p>
      <text:p text:style-name="P19">declare done int default 0;</text:p>
      <text:p text:style-name="P19">declare a1 varchar(20);</text:p>
      <text:p text:style-name="P19"/>
      <text:p text:style-name="P19">declare cur1 cursor for select cust_name from cust , loan, branch where cust.cust_no = loan.cust_no and branch.branch_no = loan.branch_no and loan_amt &gt;= 40000 and loan_amt &lt;= 50000 and branch_name = 'CIDCO';</text:p>
      <text:p text:style-name="P19"/>
      <text:p text:style-name="P19">declare continue handler for SQLSTATE '02000' set done = 1;</text:p>
      <text:p text:style-name="P19">open cur1;</text:p>
      <text:p text:style-name="P19"><text:soft-page-break/>repeat</text:p>
      <text:p text:style-name="P19">fetch cur1 into a1;</text:p>
      <text:p text:style-name="P19">if not done then select a1;</text:p>
      <text:p text:style-name="P19">end if;</text:p>
      <text:p text:style-name="P19">until done</text:p>
      <text:p text:style-name="P19">end repeat;</text:p>
      <text:p text:style-name="P19">close cur1;</text:p>
      <text:p text:style-name="P19">end</text:p>
      <text:p text:style-name="P19">//</text:p>
      <text:p text:style-name="P19"/>
      <text:p text:style-name="P19">mysql&gt; call printCustname();</text:p>
      <text:p text:style-name="P19"><text:s text:c="4"/>-&gt; //</text:p>
      <text:p text:style-name="P19">+------+</text:p>
      <text:p text:style-name="P19">| a1 <text:s text:c="2"/>|</text:p>
      <text:p text:style-name="P19">+------+</text:p>
      <text:p text:style-name="P19">| ghi <text:s/>|</text:p>
      <text:p text:style-name="P19">+------+</text:p>
      <text:p text:style-name="P19">1 row in set (0.00 sec)</text:p>
      <text:p text:style-name="P19"/>
      <text:p text:style-name="P26">b) Write a procedure using cursor add an interest of 3% to the balance of all</text:p>
      <text:p text:style-name="P26">accounts having balance &gt; 5000.</text:p>
      <text:p text:style-name="P26"/>
      <text:p text:style-name="P26"/>
      <text:p text:style-name="P47"/>
      <text:p text:style-name="P47">delimiter //</text:p>
      <text:p text:style-name="P47">create procedure C2()</text:p>
      <text:p text:style-name="P47">begin</text:p>
      <text:p text:style-name="P47">declare done int default 0;</text:p>
      <text:p text:style-name="P47">declare bal float;</text:p>
      <text:p text:style-name="P47">declare account_no int;</text:p>
      <text:p text:style-name="P47">declare cur1 cursor for select balance from acc where balance &gt; 5000;</text:p>
      <text:p text:style-name="P47">declare cur2 cursor for select acc_no from acc where balance &gt; 5000;</text:p>
      <text:p text:style-name="P47"><text:soft-page-break/>declare continue handler for SQLSTATE '02000' set done = 1;</text:p>
      <text:p text:style-name="P47">open cur1;</text:p>
      <text:p text:style-name="P47">open cur2;</text:p>
      <text:p text:style-name="P47">repeat</text:p>
      <text:p text:style-name="P47">fetch cur1 into bal;</text:p>
      <text:p text:style-name="P47">fetch cur2 into account_no;</text:p>
      <text:p text:style-name="P47">if not done then</text:p>
      <text:p text:style-name="P47">set bal = (bal * 3 * 0.01) + bal;</text:p>
      <text:p text:style-name="P47">update acc set balance = bal where acc_no = account_no;</text:p>
      <text:p text:style-name="P47">select account_no, bal;</text:p>
      <text:p text:style-name="P47">end if;</text:p>
      <text:p text:style-name="P47">until done</text:p>
      <text:p text:style-name="P47">end repeat;</text:p>
      <text:p text:style-name="P47">close cur1;</text:p>
      <text:p text:style-name="P47">close cur2;</text:p>
      <text:p text:style-name="P47">end //</text:p>
      <text:p text:style-name="P47"/>
      <text:p text:style-name="P48">mysql&gt; \. bankC2</text:p>
      <text:p text:style-name="P48">Query OK, 0 rows affected (0.11 sec)</text:p>
      <text:p text:style-name="P47">mysql&gt; call C2();</text:p>
      <text:p text:style-name="P47">+------------+------+</text:p>
      <text:p text:style-name="P47">| account_no | bal <text:s/>|</text:p>
      <text:p text:style-name="P47">+------------+------+</text:p>
      <text:p text:style-name="P47">| <text:s text:c="8"/>10 | 6180 |</text:p>
      <text:p text:style-name="P47">+------------+------+</text:p>
      <text:p text:style-name="P47">1 row in set (0.07 sec)</text:p>
      <text:p text:style-name="P47"/>
      <text:p text:style-name="P47">+------------+------+</text:p>
      <text:p text:style-name="P47">| account_no | bal <text:s/>|</text:p>
      <text:p text:style-name="P47">+------------+------+</text:p>
      <text:p text:style-name="P47">| <text:s text:c="8"/>20 | 6180 |</text:p>
      <text:p text:style-name="P47">+------------+------+</text:p>
      <text:p text:style-name="P47">1 row in set (0.14 sec)</text:p>
      <text:p text:style-name="P47"/>
      <text:p text:style-name="P47">+------------+------+</text:p>
      <text:p text:style-name="P47"><text:soft-page-break/>| account_no | bal <text:s/>|</text:p>
      <text:p text:style-name="P47">+------------+------+</text:p>
      <text:p text:style-name="P47">| <text:s text:c="6"/>1002 | 6180 |</text:p>
      <text:p text:style-name="P47">+------------+------+</text:p>
      <text:p text:style-name="P47">1 row in set (0.20 sec)</text:p>
      <text:p text:style-name="P47"/>
      <text:p text:style-name="P47">+------------+------+</text:p>
      <text:p text:style-name="P47">| account_no | bal <text:s/>|</text:p>
      <text:p text:style-name="P47">+------------+------+</text:p>
      <text:p text:style-name="P47">| <text:s text:c="6"/>1004 | 6180 |</text:p>
      <text:p text:style-name="P47">+------------+------+</text:p>
      <text:p text:style-name="P47">1 row in set (1.36 sec)</text:p>
      <text:p text:style-name="P47"/>
      <text:p text:style-name="P47">+------------+------+</text:p>
      <text:p text:style-name="P47">| account_no | bal <text:s/>|</text:p>
      <text:p text:style-name="P47">+------------+------+</text:p>
      <text:p text:style-name="P47">| <text:s text:c="6"/>1008 | 6180 |</text:p>
      <text:p text:style-name="P47">+------------+------+</text:p>
      <text:p text:style-name="P47">1 row in set (1.50 sec)</text:p>
      <text:p text:style-name="P47"/>
      <text:p text:style-name="P47">Query OK, 0 rows affected (1.50 sec)</text:p>
      <text:p text:style-name="P26"/>
      <text:p text:style-name="P39"><text:span text:style-name="T20">(</text:span><text:span text:style-name="T21">E)</text:span><text:span text:style-name="T20"> </text:span><text:span text:style-name="T22">Triggers:</text:span><text:span text:style-name="T20"> <text:s/></text:span></text:p>
      <text:p text:style-name="P55"/>
      <text:p text:style-name="P39"><text:span text:style-name="T18">a)Write a trigger which will execute <text:s/>when account_no is less than <text:s/>0 <text:s/>. Display the <text:s text:c="6"/>appropriate <text:s/>message. </text:span></text:p>
      <text:p text:style-name="P67"/>
      <text:p text:style-name="P42"><text:span text:style-name="T18">mysql&gt; delimiter //</text:span></text:p>
      <text:p text:style-name="P42"><text:span text:style-name="T18">mysql&gt; create trigger T1 before update on </text:span><text:span text:style-name="T19">acc</text:span><text:span text:style-name="T18"> for each row</text:span></text:p>
      <text:p text:style-name="P42"><text:span text:style-name="T18"><text:s text:c="4"/>-&gt; begin</text:span></text:p>
      <text:p text:style-name="P42"><text:span text:style-name="T18"><text:s text:c="4"/>-&gt; declare x int;</text:span></text:p>
      <text:p text:style-name="P42"><text:span text:style-name="T18"><text:s text:c="4"/>-&gt; if new.acc_no &lt; 0 then</text:span></text:p>
      <text:p text:style-name="P42"><text:span text:style-name="T18"><text:s text:c="4"/>-&gt; select 'Account number cannot be less than zero' into x from Account;</text:span></text:p>
      <text:p text:style-name="P42"><text:soft-page-break/><text:span text:style-name="T18"><text:s text:c="4"/>-&gt; end if;</text:span></text:p>
      <text:p text:style-name="P42"><text:span text:style-name="T18"><text:s text:c="4"/>-&gt; end //</text:span></text:p>
      <text:p text:style-name="P42"><text:span text:style-name="T18">Query OK, 0 rows affected (0.05 sec)</text:span></text:p>
      <text:p text:style-name="P56"/>
      <text:p text:style-name="P42"><text:span text:style-name="T18">mysql&gt; delimiter ;</text:span></text:p>
      <text:p text:style-name="P42"><text:span text:style-name="T18">mysql&gt; update </text:span><text:span text:style-name="T19">acc</text:span><text:span text:style-name="T18">set acc_no = -1 where acc_no = 10</text:span><text:span text:style-name="T19">08</text:span><text:span text:style-name="T18">;</text:span></text:p>
      <text:p text:style-name="P42"><text:span text:style-name="T18">ERROR 1366 (HY000): Incorrect integer value: 'Account number cannot be less than zero' for column 'x' at row 1</text:span></text:p>
      <text:p text:style-name="P53"/>
      <text:p text:style-name="P53"/>
      <text:p text:style-name="P39"><text:span text:style-name="T18">b) <text:s text:c="2"/>Write a trigger which will execute when loan_amount is updated. Do not allow to update. Display the message that ' loan amount once given cannot be updated.” </text:span></text:p>
      <text:p text:style-name="P55"/>
      <text:p text:style-name="P42"><text:span text:style-name="T18">mysql&gt; delimiter //</text:span></text:p>
      <text:p text:style-name="P42"><text:span text:style-name="T18">mysql&gt; create trigger T2 before update on </text:span><text:span text:style-name="T19">l</text:span><text:span text:style-name="T18">oan for each row</text:span></text:p>
      <text:p text:style-name="P42"><text:span text:style-name="T18"><text:s text:c="4"/>-&gt; <text:s text:c="6"/>begin</text:span></text:p>
      <text:p text:style-name="P42"><text:span text:style-name="T18"><text:s text:c="4"/>-&gt; <text:s text:c="6"/>declare x int;</text:span></text:p>
      <text:p text:style-name="P42"><text:span text:style-name="T18"><text:s text:c="4"/>-&gt; <text:s text:c="6"/>if new.loan_amt then</text:span></text:p>
      <text:p text:style-name="P42"><text:span text:style-name="T18"><text:s text:c="4"/>-&gt; <text:s text:c="6"/>select 'loan amount once given cannot be updated.' into x from Loan;</text:span></text:p>
      <text:p text:style-name="P42"><text:span text:style-name="T18"><text:s text:c="4"/>-&gt; <text:s text:c="6"/>end if;</text:span></text:p>
      <text:p text:style-name="P42"><text:span text:style-name="T18"><text:s text:c="4"/>-&gt; <text:s text:c="6"/>end //</text:span></text:p>
      <text:p text:style-name="P42"><text:span text:style-name="T18">Query OK, 0 rows affected (0.01 sec)</text:span></text:p>
      <text:p text:style-name="P56"/>
      <text:p text:style-name="P42"><text:span text:style-name="T18">mysql&gt; delimiter ;</text:span></text:p>
      <text:p text:style-name="P42"><text:span text:style-name="T18">mysql&gt; update </text:span><text:span text:style-name="T19">l</text:span><text:span text:style-name="T18">oan set loan_amt = 17000 where loan_no = 20</text:span><text:span text:style-name="T19">0</text:span><text:span text:style-name="T18">1;</text:span></text:p>
      <text:p text:style-name="P42"><text:span text:style-name="T18">ERROR 1366 (HY000): Incorrect integer value: 'loan amount once given cannot be updated.' for column 'x' at row 1</text:span></text:p>
      <text:p text:style-name="P42"><text:span text:style-name="T18"/></text:p>
      <text:p text:style-name="P42"><text:span text:style-name="T18"/></text:p>
      <text:p text:style-name="P59"><text:span text:style-name="T29">(f) </text:span><text:span text:style-name="T30">Views:</text:span><text:span text:style-name="T23"> </text:span></text:p>
      <text:p text:style-name="P53"><text:soft-page-break/></text:p>
      <text:p text:style-name="P39"><text:span text:style-name="T18">a) Create a view which contains all the customer details along with the details of all accounts of that customer. </text:span></text:p>
      <text:p text:style-name="P39"><text:span text:style-name="T18"/></text:p>
      <text:p text:style-name="P39"><text:span text:style-name="T18"/></text:p>
      <text:p text:style-name="P49"><text:span text:style-name="T18">mysql&gt; create view v1 as select cust.*, acc.acc_no, acc.acc_type, acc.balance, acc.branch_no from cust, acc where cust.cust_no = acc.cust_no;</text:span></text:p>
      <text:p text:style-name="P49"><text:span text:style-name="T18"><text:s text:c="2"/></text:span></text:p>
      <text:p text:style-name="P49"><text:span text:style-name="T18">Query OK, 0 rows affected (0.13 sec)</text:span></text:p>
      <text:p text:style-name="P49"><text:span text:style-name="T18"/></text:p>
      <text:p text:style-name="P49"><text:span text:style-name="T18">mysql&gt; select * from v1;</text:span></text:p>
      <text:p text:style-name="P49"><text:span text:style-name="T18">+---------+-----------+-------------+-----------+--------+----------+---------+-----------+</text:span></text:p>
      <text:p text:style-name="P49"><text:span text:style-name="T18">| cust_no | cust_name | cust_street | cust_city | acc_no | acc_type | balance | branch_no |</text:span></text:p>
      <text:p text:style-name="P49"><text:span text:style-name="T18">+---------+-----------+-------------+-----------+--------+----------+---------+-----------+</text:span></text:p>
      <text:p text:style-name="P49"><text:span text:style-name="T18">| <text:s text:c="6"/>1 | mansi <text:s text:c="4"/>| fc road <text:s text:c="4"/>| pune <text:s text:c="5"/>| <text:s text:c="4"/>10 | saving <text:s text:c="2"/>| 6180.00 | <text:s text:c="6"/>103 |</text:span></text:p>
      <text:p text:style-name="P49"><text:span text:style-name="T18">| <text:s text:c="6"/>1 | mansi <text:s text:c="4"/>| fc road <text:s text:c="4"/>| pune <text:s text:c="5"/>| <text:s text:c="2"/>1001 | saving <text:s text:c="2"/>| 1545.00 | <text:s text:c="6"/>101 |</text:span></text:p>
      <text:p text:style-name="P49"><text:span text:style-name="T18">| <text:s text:c="6"/>2 | abc <text:s text:c="6"/>| mg road <text:s text:c="4"/>| pune <text:s text:c="5"/>| <text:s text:c="4"/>20 | saving <text:s text:c="2"/>| 6180.00 | <text:s text:c="6"/>104 |</text:span></text:p>
      <text:p text:style-name="P49"><text:span text:style-name="T18">| <text:s text:c="6"/>2 | abc <text:s text:c="6"/>| mg road <text:s text:c="4"/>| pune <text:s text:c="5"/>| <text:s text:c="2"/>1002 | saving <text:s text:c="2"/>| 6180.00 | <text:s text:c="6"/>101 |</text:span></text:p>
      <text:p text:style-name="P49"><text:span text:style-name="T18">| <text:s text:c="6"/>2 | abc <text:s text:c="6"/>| mg road <text:s text:c="4"/>| pune <text:s text:c="5"/>| <text:s text:c="2"/>1006 | saving <text:s text:c="2"/>| 1545.00 | <text:s text:c="6"/>102 |</text:span></text:p>
      <text:p text:style-name="P49"><text:span text:style-name="T18">| <text:s text:c="6"/>3 | def <text:s text:c="6"/>| jm road <text:s text:c="4"/>| nashik <text:s text:c="3"/>| <text:s text:c="2"/>1003 | current <text:s/>| 5000.00 | <text:s text:c="6"/>102 |</text:span></text:p>
      <text:p text:style-name="P49"><text:span text:style-name="T18">| <text:s text:c="6"/>3 | def <text:s text:c="6"/>| jm road <text:s text:c="4"/>| nashik <text:s text:c="3"/>| <text:s text:c="2"/>1007 | saving <text:s text:c="2"/>| 1730.40 | <text:s text:c="6"/>105 |</text:span></text:p>
      <text:p text:style-name="P49"><text:span text:style-name="T18">| <text:s text:c="6"/>4 | ghi <text:s text:c="6"/>| kp road <text:s text:c="4"/>| nashik <text:s text:c="3"/>| <text:s text:c="2"/>1004 | current <text:s/>| 6180.00 | <text:s text:c="6"/>103 |</text:span></text:p>
      <text:p text:style-name="P49"><text:soft-page-break/><text:span text:style-name="T18">| <text:s text:c="6"/>4 | ghi <text:s text:c="6"/>| kp road <text:s text:c="4"/>| nashik <text:s text:c="3"/>| <text:s text:c="2"/>1008 | saving <text:s text:c="2"/>| 6180.00 | <text:s text:c="6"/>104 |</text:span></text:p>
      <text:p text:style-name="P49"><text:span text:style-name="T18">+---------+-----------+-------------+-----------+--------+----------+---------+-----------+</text:span></text:p>
      <text:p text:style-name="P49"><text:span text:style-name="T18">9 rows in set (0.03 sec)</text:span></text:p>
      <text:p text:style-name="P57"><text:span text:style-name="T18"/></text:p>
      <text:p text:style-name="P39"><text:span text:style-name="T18">b) Create a view which contains details of all loans from the ‘sadashiv peth’ branch.</text:span></text:p>
      <text:p text:style-name="P56"/>
      <text:p text:style-name="P42"><text:span text:style-name="T18">mysql&gt; create view v2 as select </text:span><text:span text:style-name="T19">l</text:span><text:span text:style-name="T18">oan.* from </text:span><text:span text:style-name="T19">l</text:span><text:span text:style-name="T18">oan, </text:span><text:span text:style-name="T19">b</text:span><text:span text:style-name="T18">ranch where </text:span><text:span text:style-name="T19">b</text:span><text:span text:style-name="T18">ranch.branch_no = </text:span><text:span text:style-name="T19">l</text:span><text:span text:style-name="T18">oan.branch_no and branch_name = 'Sadashiv Peth'</text:span></text:p>
      <text:p text:style-name="P42"><text:span text:style-name="T18"><text:s text:c="4"/>-&gt; ;</text:span></text:p>
      <text:p text:style-name="P42"><text:span text:style-name="T18">Query OK, 0 rows affected (0.01 sec)</text:span></text:p>
      <text:p text:style-name="P56"/>
      <text:p text:style-name="P42"><text:span text:style-name="T18">mysql&gt; select * from v2;</text:span></text:p>
      <text:p text:style-name="P42"><text:span text:style-name="T18">+---------+----------+-------------+---------+-----------+</text:span></text:p>
      <text:p text:style-name="P42"><text:span text:style-name="T18">| loan_no | loan_amt | no_of_years | cust_no | branch_no |</text:span></text:p>
      <text:p text:style-name="P42"><text:span text:style-name="T18">+---------+----------+-------------+---------+-----------+</text:span></text:p>
      <text:p text:style-name="P42"><text:span text:style-name="T18">| <text:s text:c="4"/>201 | 15000.00 | <text:s text:c="10"/>1 | <text:s text:c="6"/>1 | <text:s text:c="6"/>101 |</text:span></text:p>
      <text:p text:style-name="P42"><text:span text:style-name="T18">+---------+----------+-------------+---------+-----------+</text:span></text:p>
      <text:p text:style-name="P65">1 row in set (0.01 sec)</text:p>
      <text:p text:style-name="P65"/>
      <text:p text:style-name="P65"/>
      <text:p text:style-name="P57"><text:span text:style-name="T18"/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11:47.976423765</meta:creation-date>
    <dc:date>2020-12-15T20:04:23.637069869</dc:date>
    <meta:editing-duration>P2DT7H13M2S</meta:editing-duration>
    <meta:editing-cycles>16</meta:editing-cycles>
    <meta:generator>LibreOffice/6.4.4.2$Linux_X86_64 LibreOffice_project/40$Build-2</meta:generator>
    <meta:document-statistic meta:table-count="1" meta:image-count="0" meta:object-count="0" meta:page-count="32" meta:paragraph-count="824" meta:word-count="5230" meta:character-count="30281" meta:non-whitespace-character-count="23586"/>
  </office:meta>
</office:document-meta>
</file>